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S UI Gothic" svg:font-family="MS UI Gothic" style:font-family-generic="swiss" style:font-pitch="variable" svg:panose-1="2 11 6 0 7 2 5 8 2 4"/>
    <style:font-face style:name="Courier New" svg:font-family="Courier New" style:font-family-generic="modern" style:font-pitch="fixed" svg:panose-1="2 7 3 9 2 2 5 2 4 4"/>
    <style:font-face style:name="Lucida Sans Unicode" svg:font-family="Lucida Sans Unicode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line-height="100%" fo:margin-left="0.0888in">
        <style:tab-stops/>
      </style:paragraph-properties>
    </style:style>
    <style:style style:name="P2" style:parent-style-name="Framecontents" style:family="paragraph">
      <style:paragraph-properties fo:text-align="center" fo:line-height="0.2236in" fo:margin-left="1.8472in" fo:margin-right="1.8472in">
        <style:tab-stops/>
      </style:paragraph-properties>
    </style:style>
    <style:style style:name="T3" style:parent-style-name="Fonteparág.padrão" style:family="text">
      <style:text-properties fo:font-weight="bold" style:font-weight-asian="bold" style:text-scale="120%" fo:font-size="14pt" style:font-size-asian="14pt"/>
    </style:style>
    <style:style style:name="T4" style:parent-style-name="Fonteparág.padrão" style:family="text">
      <style:text-properties fo:font-weight="bold" style:font-weight-asian="bold" fo:letter-spacing="0.0013in" style:text-scale="120%" fo:font-size="14pt" style:font-size-asian="14pt"/>
    </style:style>
    <style:style style:name="T5" style:parent-style-name="Fonteparág.padrão" style:family="text">
      <style:text-properties fo:font-weight="bold" style:font-weight-asian="bold" style:text-scale="120%" fo:font-size="14pt" style:font-size-asian="14pt"/>
    </style:style>
    <style:style style:name="T6" style:parent-style-name="Fonteparág.padrão" style:family="text">
      <style:text-properties fo:font-weight="bold" style:font-weight-asian="bold" fo:letter-spacing="0.0013in" style:text-scale="120%" fo:font-size="14pt" style:font-size-asian="14pt"/>
    </style:style>
    <style:style style:name="T7" style:parent-style-name="Fonteparág.padrão" style:family="text">
      <style:text-properties fo:font-weight="bold" style:font-weight-asian="bold" style:text-scale="120%" fo:font-size="14pt" style:font-size-asian="14pt"/>
    </style:style>
    <style:style style:name="P8" style:parent-style-name="Standard" style:family="paragraph">
      <style:paragraph-properties fo:line-height="0.1493in" fo:margin-left="0.0902in">
        <style:tab-stops>
          <style:tab-stop style:type="left" style:position="5.4902in"/>
        </style:tab-stops>
      </style:paragraph-properties>
    </style:style>
    <style:style style:name="T9" style:parent-style-name="Fonteparág.padrão" style:family="text">
      <style:text-properties fo:color="#1E487C" style:text-scale="115%" fo:font-size="10pt" style:font-size-asian="10pt"/>
    </style:style>
    <style:style style:name="T10" style:parent-style-name="Fonteparág.padrão" style:family="text">
      <style:text-properties fo:color="#1E487C" fo:letter-spacing="-0.0027in" style:text-scale="115%" fo:font-size="10pt" style:font-size-asian="10pt"/>
    </style:style>
    <style:style style:name="T11" style:parent-style-name="Fonteparág.padrão" style:family="text">
      <style:text-properties fo:color="#1E487C" style:text-scale="115%" fo:font-size="10pt" style:font-size-asian="10pt"/>
    </style:style>
    <style:style style:name="T12" style:parent-style-name="Fonteparág.padrão" style:family="text">
      <style:text-properties fo:color="#1E487C" fo:letter-spacing="-0.0006in" style:text-scale="115%" fo:font-size="10pt" style:font-size-asian="10pt"/>
    </style:style>
    <style:style style:name="T13" style:parent-style-name="Fonteparág.padrão" style:family="text">
      <style:text-properties fo:color="#1E487C" style:text-scale="115%" fo:font-size="10pt" style:font-size-asian="10pt"/>
    </style:style>
    <style:style style:name="T14" style:parent-style-name="Fonteparág.padrão" style:family="text">
      <style:text-properties fo:color="#1E487C" fo:letter-spacing="-0.0034in" style:text-scale="115%" fo:font-size="10pt" style:font-size-asian="10pt"/>
    </style:style>
    <style:style style:name="T15" style:parent-style-name="Fonteparág.padrão" style:family="text">
      <style:text-properties fo:color="#1E487C" style:text-scale="115%" fo:font-size="10pt" style:font-size-asian="10pt"/>
    </style:style>
    <style:style style:name="T16" style:parent-style-name="Fonteparág.padrão" style:family="text">
      <style:text-properties fo:color="#1E487C" fo:letter-spacing="-0.002in" style:text-scale="115%" fo:font-size="10pt" style:font-size-asian="10pt"/>
    </style:style>
    <style:style style:name="T17" style:parent-style-name="Fonteparág.padrão" style:family="text">
      <style:text-properties fo:color="#1E487C" style:text-scale="115%" fo:font-size="10pt" style:font-size-asian="10pt"/>
    </style:style>
    <style:style style:name="T18" style:parent-style-name="Fonteparág.padrão" style:family="text">
      <style:text-properties fo:color="#1E487C" fo:letter-spacing="-0.0041in" style:text-scale="115%" fo:font-size="10pt" style:font-size-asian="10pt"/>
    </style:style>
    <style:style style:name="T19" style:parent-style-name="Fonteparág.padrão" style:family="text">
      <style:text-properties fo:color="#1E487C" style:text-scale="115%" fo:font-size="10pt" style:font-size-asian="10pt"/>
    </style:style>
    <style:style style:name="T20" style:parent-style-name="Fonteparág.padrão" style:family="text">
      <style:text-properties fo:color="#1E487C" fo:letter-spacing="-0.0041in" style:text-scale="115%" fo:font-size="10pt" style:font-size-asian="10pt"/>
    </style:style>
    <style:style style:name="T21" style:parent-style-name="Fonteparág.padrão" style:family="text">
      <style:text-properties fo:color="#1E487C" style:text-scale="115%" fo:font-size="10pt" style:font-size-asian="10pt"/>
    </style:style>
    <style:style style:name="T22" style:parent-style-name="Fonteparág.padrão" style:family="text">
      <style:text-properties fo:color="#1E487C" fo:letter-spacing="-0.0027in" style:text-scale="115%" fo:font-size="10pt" style:font-size-asian="10pt"/>
    </style:style>
    <style:style style:name="T23" style:parent-style-name="Fonteparág.padrão" style:family="text">
      <style:text-properties fo:color="#1E487C" style:text-scale="115%" fo:font-size="10pt" style:font-size-asian="10pt"/>
    </style:style>
    <style:style style:name="T24" style:parent-style-name="Fonteparág.padrão" style:family="text">
      <style:text-properties fo:color="#1E487C" fo:letter-spacing="-0.0041in" style:text-scale="115%" fo:font-size="10pt" style:font-size-asian="10pt"/>
    </style:style>
    <style:style style:name="T25" style:parent-style-name="Fonteparág.padrão" style:family="text">
      <style:text-properties fo:color="#1E487C" style:text-scale="115%" fo:font-size="10pt" style:font-size-asian="10pt"/>
    </style:style>
    <style:style style:name="T26" style:parent-style-name="Fonteparág.padrão" style:family="text">
      <style:text-properties fo:color="#1E487C" fo:letter-spacing="-0.0034in" style:text-scale="115%" fo:font-size="10pt" style:font-size-asian="10pt"/>
    </style:style>
    <style:style style:name="T27" style:parent-style-name="Fonteparág.padrão" style:family="text">
      <style:text-properties fo:color="#1E487C" style:text-scale="115%" fo:font-size="10pt" style:font-size-asian="10pt"/>
    </style:style>
    <style:style style:name="T28" style:parent-style-name="Fonteparág.padrão" style:family="text">
      <style:text-properties fo:color="#1E487C" fo:letter-spacing="-0.0034in" style:text-scale="115%" fo:font-size="10pt" style:font-size-asian="10pt"/>
    </style:style>
    <style:style style:name="T29" style:parent-style-name="Fonteparág.padrão" style:family="text">
      <style:text-properties fo:color="#1E487C" style:text-scale="115%" fo:font-size="10pt" style:font-size-asian="10pt"/>
    </style:style>
    <style:style style:name="P30" style:parent-style-name="Standard" style:family="paragraph">
      <style:paragraph-properties fo:margin-top="0.0006in" fo:line-height="0.1506in" fo:margin-left="0.0902in">
        <style:tab-stops/>
      </style:paragraph-properties>
    </style:style>
    <style:style style:name="T31" style:parent-style-name="Fonteparág.padrão" style:family="text">
      <style:text-properties fo:color="#1E487C" style:text-scale="120%" fo:font-size="10pt" style:font-size-asian="10pt"/>
    </style:style>
    <style:style style:name="T32" style:parent-style-name="Fonteparág.padrão" style:family="text">
      <style:text-properties fo:color="#1E487C" fo:letter-spacing="-0.0125in" style:text-scale="120%" fo:font-size="10pt" style:font-size-asian="10pt"/>
    </style:style>
    <style:style style:name="T33" style:parent-style-name="Fonteparág.padrão" style:family="text">
      <style:text-properties fo:color="#1E487C" style:text-scale="120%" fo:font-size="10pt" style:font-size-asian="10pt"/>
    </style:style>
    <style:style style:name="P34" style:parent-style-name="Standard" style:family="paragraph">
      <style:paragraph-properties fo:line-height="0.2027in" fo:margin-left="0.0902in">
        <style:tab-stops>
          <style:tab-stop style:type="left" style:position="0.8645in"/>
          <style:tab-stop style:type="left" style:position="4.559in"/>
        </style:tab-stops>
      </style:paragraph-properties>
    </style:style>
    <style:style style:name="T35" style:parent-style-name="Fonteparág.padrão" style:family="text">
      <style:text-properties fo:color="#1E487C" style:text-scale="105%" fo:font-size="10pt" style:font-size-asian="10pt"/>
    </style:style>
    <style:style style:name="T36" style:parent-style-name="Fonteparág.padrão" style:family="text">
      <style:text-properties fo:color="#1E487C" style:text-scale="105%" fo:font-size="10pt" style:font-size-asian="10pt"/>
    </style:style>
    <style:style style:name="T37" style:parent-style-name="Fonteparág.padrão" style:family="text">
      <style:text-properties fo:color="#1E487C" fo:letter-spacing="0.043in" style:text-scale="105%" fo:font-size="10pt" style:font-size-asian="10pt"/>
    </style:style>
    <style:style style:name="T38" style:parent-style-name="Fonteparág.padrão" style:family="text">
      <style:text-properties fo:color="#1E487C" style:text-scale="105%" fo:font-size="10pt" style:font-size-asian="10pt"/>
    </style:style>
    <style:style style:name="T39" style:parent-style-name="Fonteparág.padrão" style:family="text">
      <style:text-properties fo:color="#1E487C" style:text-scale="105%" fo:font-size="10pt" style:font-size-asian="10pt"/>
    </style:style>
    <style:style style:name="T40" style:parent-style-name="Fonteparág.padrão" style:family="text">
      <style:text-properties style:font-name="Lucida Sans Unicode" fo:color="#1E487C" style:text-scale="75%" fo:font-size="10pt" style:font-size-asian="10pt"/>
    </style:style>
    <style:style style:name="T41" style:parent-style-name="Fonteparág.padrão" style:family="text">
      <style:text-properties style:font-name="Lucida Sans Unicode" fo:color="#1E487C" fo:letter-spacing="0.0208in" style:text-scale="75%" fo:font-size="10pt" style:font-size-asian="10pt"/>
    </style:style>
    <style:style style:name="T42" style:parent-style-name="Fonteparág.padrão" style:family="text">
      <style:text-properties style:font-name="Times New Roman" fo:color="#0000FF" style:text-scale="95%" fo:font-size="10pt" style:font-size-asian="10pt" style:text-underline-type="single" style:text-underline-style="solid" style:text-underline-width="auto" style:text-underline-mode="continuous" style:text-underline-color="#0000FF"/>
    </style:style>
    <style:style style:name="P43" style:parent-style-name="Standard" style:family="paragraph">
      <style:paragraph-properties fo:margin-top="0.1326in" fo:margin-left="0.0902in">
        <style:tab-stops/>
      </style:paragraph-properties>
    </style:style>
    <style:style style:name="T44" style:parent-style-name="Fonteparág.padrão" style:family="text">
      <style:text-properties fo:color="#1E487C" style:text-scale="105%" fo:font-size="10pt" style:font-size-asian="10pt"/>
    </style:style>
    <style:style style:name="T45" style:parent-style-name="Fonteparág.padrão" style:family="text">
      <style:text-properties fo:color="#1E487C" fo:letter-spacing="-0.0062in" style:text-scale="105%" fo:font-size="10pt" style:font-size-asian="10pt"/>
    </style:style>
    <style:style style:name="T46" style:parent-style-name="Fonteparág.padrão" style:family="text">
      <style:text-properties fo:color="#1E487C" style:text-scale="105%" fo:font-size="10pt" style:font-size-asian="10pt"/>
    </style:style>
    <style:style style:name="T47" style:parent-style-name="Fonteparág.padrão" style:family="text">
      <style:text-properties fo:color="#1E487C" fo:letter-spacing="-0.0055in" style:text-scale="105%" fo:font-size="10pt" style:font-size-asian="10pt"/>
    </style:style>
    <style:style style:name="T48" style:parent-style-name="Fonteparág.padrão" style:family="text">
      <style:text-properties fo:color="#0000FF" style:text-scale="105%" fo:font-size="10pt" style:font-size-asian="10pt" style:text-underline-type="single" style:text-underline-style="solid" style:text-underline-width="auto" style:text-underline-mode="continuous" style:text-underline-color="#0000FF"/>
    </style:style>
    <style:style style:name="P49" style:parent-style-name="Textbody" style:family="paragraph">
      <style:paragraph-properties fo:margin-top="0.0076in" fo:margin-bottom="0in" fo:line-height="100%"/>
      <style:text-properties fo:font-size="10.5pt" style:font-size-asian="10.5pt"/>
    </style:style>
    <style:style style:name="P50" style:parent-style-name="Título1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.0152in"/>
    </style:style>
    <style:style style:name="T51" style:parent-style-name="Fonteparág.padrão" style:family="text">
      <style:text-properties fo:color="#1E487C" style:text-scale="115%"/>
    </style:style>
    <style:style style:name="T52" style:parent-style-name="Fonteparág.padrão" style:family="text">
      <style:text-properties fo:color="#1E487C" fo:letter-spacing="0.0083in" style:text-scale="115%"/>
    </style:style>
    <style:style style:name="T53" style:parent-style-name="Fonteparág.padrão" style:family="text">
      <style:text-properties fo:color="#1E487C" style:text-scale="115%"/>
    </style:style>
    <style:style style:name="T54" style:parent-style-name="Fonteparág.padrão" style:family="text">
      <style:text-properties fo:color="#1E487C" fo:letter-spacing="0.0083in" style:text-scale="115%"/>
    </style:style>
    <style:style style:name="T55" style:parent-style-name="Fonteparág.padrão" style:family="text">
      <style:text-properties fo:color="#1E487C" style:text-scale="115%"/>
    </style:style>
    <style:style style:name="T56" style:parent-style-name="Fonteparág.padrão" style:family="text">
      <style:text-properties fo:color="#1E487C" fo:letter-spacing="0.0076in" style:text-scale="115%"/>
    </style:style>
    <style:style style:name="T57" style:parent-style-name="Fonteparág.padrão" style:family="text">
      <style:text-properties fo:color="#1E487C" style:text-scale="115%"/>
    </style:style>
    <style:style style:name="T58" style:parent-style-name="Fonteparág.padrão" style:family="text">
      <style:text-properties fo:color="#1E487C" fo:letter-spacing="0.0083in" style:text-scale="115%"/>
    </style:style>
    <style:style style:name="T59" style:parent-style-name="Fonteparág.padrão" style:family="text">
      <style:text-properties fo:color="#1E487C" style:text-scale="115%"/>
    </style:style>
    <style:style style:name="T60" style:parent-style-name="Fonteparág.padrão" style:family="text">
      <style:text-properties fo:color="#1E487C" fo:letter-spacing="0.0118in" style:text-scale="115%"/>
    </style:style>
    <style:style style:name="T61" style:parent-style-name="Fonteparág.padrão" style:family="text">
      <style:text-properties fo:color="#1E487C" style:text-scale="115%"/>
    </style:style>
    <style:style style:name="T62" style:parent-style-name="Fonteparág.padrão" style:family="text">
      <style:text-properties fo:color="#1E487C" fo:letter-spacing="0.0069in" style:text-scale="115%"/>
    </style:style>
    <style:style style:name="T63" style:parent-style-name="Fonteparág.padrão" style:family="text">
      <style:text-properties fo:color="#1E487C" style:text-scale="115%"/>
    </style:style>
    <style:style style:name="P64" style:parent-style-name="Textbody" style:family="paragraph">
      <style:paragraph-properties fo:line-height="0.0173in" fo:margin-left="0.0694in">
        <style:tab-stops/>
      </style:paragraph-properties>
    </style:style>
    <style:style style:name="P65" style:parent-style-name="ParágrafodaLista" style:family="paragraph">
      <style:paragraph-properties fo:line-height="95%" fo:margin-right="0.15in">
        <style:tab-stops>
          <style:tab-stop style:type="left" style:position="0.5902in"/>
        </style:tab-stops>
      </style:paragraph-properties>
    </style:style>
    <style:style style:name="T66" style:parent-style-name="Fonteparág.padrão" style:family="text">
      <style:text-properties style:text-scale="110%" fo:font-size="10pt" style:font-size-asian="10pt"/>
    </style:style>
    <style:style style:name="T67" style:parent-style-name="Fonteparág.padrão" style:family="text">
      <style:text-properties fo:letter-spacing="0.0145in" style:text-scale="110%" fo:font-size="10pt" style:font-size-asian="10pt"/>
    </style:style>
    <style:style style:name="T68" style:parent-style-name="Fonteparág.padrão" style:family="text">
      <style:text-properties style:text-scale="110%" fo:font-size="10pt" style:font-size-asian="10pt"/>
    </style:style>
    <style:style style:name="T69" style:parent-style-name="Fonteparág.padrão" style:family="text">
      <style:text-properties fo:letter-spacing="0.0159in" style:text-scale="110%" fo:font-size="10pt" style:font-size-asian="10pt"/>
    </style:style>
    <style:style style:name="T70" style:parent-style-name="Fonteparág.padrão" style:family="text">
      <style:text-properties style:text-scale="110%" fo:font-size="10pt" style:font-size-asian="10pt"/>
    </style:style>
    <style:style style:name="T71" style:parent-style-name="Fonteparág.padrão" style:family="text">
      <style:text-properties fo:letter-spacing="0.0152in" style:text-scale="110%" fo:font-size="10pt" style:font-size-asian="10pt"/>
    </style:style>
    <style:style style:name="T72" style:parent-style-name="Fonteparág.padrão" style:family="text">
      <style:text-properties style:text-scale="110%" fo:font-size="10pt" style:font-size-asian="10pt"/>
    </style:style>
    <style:style style:name="T73" style:parent-style-name="Fonteparág.padrão" style:family="text">
      <style:text-properties fo:letter-spacing="0.0152in" style:text-scale="110%" fo:font-size="10pt" style:font-size-asian="10pt"/>
    </style:style>
    <style:style style:name="T74" style:parent-style-name="Fonteparág.padrão" style:family="text">
      <style:text-properties style:text-scale="110%" fo:font-size="10pt" style:font-size-asian="10pt"/>
    </style:style>
    <style:style style:name="T75" style:parent-style-name="Fonteparág.padrão" style:family="text">
      <style:text-properties fo:letter-spacing="0.0145in" style:text-scale="110%" fo:font-size="10pt" style:font-size-asian="10pt"/>
    </style:style>
    <style:style style:name="T76" style:parent-style-name="Fonteparág.padrão" style:family="text">
      <style:text-properties style:text-scale="110%" fo:font-size="10pt" style:font-size-asian="10pt"/>
    </style:style>
    <style:style style:name="T77" style:parent-style-name="Fonteparág.padrão" style:family="text">
      <style:text-properties fo:letter-spacing="0.0159in" style:text-scale="110%" fo:font-size="10pt" style:font-size-asian="10pt"/>
    </style:style>
    <style:style style:name="T78" style:parent-style-name="Fonteparág.padrão" style:family="text">
      <style:text-properties style:text-scale="110%" fo:font-size="10pt" style:font-size-asian="10pt"/>
    </style:style>
    <style:style style:name="T79" style:parent-style-name="Fonteparág.padrão" style:family="text">
      <style:text-properties fo:letter-spacing="0.0152in" style:text-scale="110%" fo:font-size="10pt" style:font-size-asian="10pt"/>
    </style:style>
    <style:style style:name="T80" style:parent-style-name="Fonteparág.padrão" style:family="text">
      <style:text-properties style:text-scale="110%" fo:font-size="10pt" style:font-size-asian="10pt"/>
    </style:style>
    <style:style style:name="T81" style:parent-style-name="Fonteparág.padrão" style:family="text">
      <style:text-properties fo:letter-spacing="0.0138in" style:text-scale="110%" fo:font-size="10pt" style:font-size-asian="10pt"/>
    </style:style>
    <style:style style:name="T82" style:parent-style-name="Fonteparág.padrão" style:family="text">
      <style:text-properties style:text-scale="110%" fo:font-size="10pt" style:font-size-asian="10pt"/>
    </style:style>
    <style:style style:name="T83" style:parent-style-name="Fonteparág.padrão" style:family="text">
      <style:text-properties fo:letter-spacing="0.0173in" style:text-scale="110%" fo:font-size="10pt" style:font-size-asian="10pt"/>
    </style:style>
    <style:style style:name="T84" style:parent-style-name="Fonteparág.padrão" style:family="text">
      <style:text-properties style:text-scale="110%" fo:font-size="10pt" style:font-size-asian="10pt"/>
    </style:style>
    <style:style style:name="T85" style:parent-style-name="Fonteparág.padrão" style:family="text">
      <style:text-properties fo:letter-spacing="0.0159in" style:text-scale="110%" fo:font-size="10pt" style:font-size-asian="10pt"/>
    </style:style>
    <style:style style:name="T86" style:parent-style-name="Fonteparág.padrão" style:family="text">
      <style:text-properties style:text-scale="110%" fo:font-size="10pt" style:font-size-asian="10pt"/>
    </style:style>
    <style:style style:name="T87" style:parent-style-name="Fonteparág.padrão" style:family="text">
      <style:text-properties fo:letter-spacing="0.0152in" style:text-scale="110%" fo:font-size="10pt" style:font-size-asian="10pt"/>
    </style:style>
    <style:style style:name="T88" style:parent-style-name="Fonteparág.padrão" style:family="text">
      <style:text-properties style:text-scale="110%" fo:font-size="10pt" style:font-size-asian="10pt"/>
    </style:style>
    <style:style style:name="T89" style:parent-style-name="Fonteparág.padrão" style:family="text">
      <style:text-properties fo:letter-spacing="0.0152in" style:text-scale="110%" fo:font-size="10pt" style:font-size-asian="10pt"/>
    </style:style>
    <style:style style:name="T90" style:parent-style-name="Fonteparág.padrão" style:family="text">
      <style:text-properties style:text-scale="110%" fo:font-size="10pt" style:font-size-asian="10pt"/>
    </style:style>
    <style:style style:name="T91" style:parent-style-name="Fonteparág.padrão" style:family="text">
      <style:text-properties fo:letter-spacing="0.0152in" style:text-scale="110%" fo:font-size="10pt" style:font-size-asian="10pt"/>
    </style:style>
    <style:style style:name="T92" style:parent-style-name="Fonteparág.padrão" style:family="text">
      <style:text-properties style:text-scale="110%" fo:font-size="10pt" style:font-size-asian="10pt"/>
    </style:style>
    <style:style style:name="T93" style:parent-style-name="Fonteparág.padrão" style:family="text">
      <style:text-properties fo:letter-spacing="0.0159in" style:text-scale="110%" fo:font-size="10pt" style:font-size-asian="10pt"/>
    </style:style>
    <style:style style:name="T94" style:parent-style-name="Fonteparág.padrão" style:family="text">
      <style:text-properties style:text-scale="110%" fo:font-size="10pt" style:font-size-asian="10pt"/>
    </style:style>
    <style:style style:name="T95" style:parent-style-name="Fonteparág.padrão" style:family="text">
      <style:text-properties fo:letter-spacing="-0.0444in" style:text-scale="110%" fo:font-size="10pt" style:font-size-asian="10pt"/>
    </style:style>
    <style:style style:name="T96" style:parent-style-name="Fonteparág.padrão" style:family="text">
      <style:text-properties style:text-scale="110%" fo:font-size="10pt" style:font-size-asian="10pt"/>
    </style:style>
    <style:style style:name="T97" style:parent-style-name="Fonteparág.padrão" style:family="text">
      <style:text-properties fo:letter-spacing="-0.002in" style:text-scale="110%" fo:font-size="10pt" style:font-size-asian="10pt"/>
    </style:style>
    <style:style style:name="T98" style:parent-style-name="Fonteparág.padrão" style:family="text">
      <style:text-properties style:text-scale="110%" fo:font-size="10pt" style:font-size-asian="10pt"/>
    </style:style>
    <style:style style:name="T99" style:parent-style-name="Fonteparág.padrão" style:family="text">
      <style:text-properties fo:letter-spacing="-0.0006in" style:text-scale="110%" fo:font-size="10pt" style:font-size-asian="10pt"/>
    </style:style>
    <style:style style:name="T100" style:parent-style-name="Fonteparág.padrão" style:family="text">
      <style:text-properties style:text-scale="110%" fo:font-size="10pt" style:font-size-asian="10pt"/>
    </style:style>
    <style:style style:name="P101" style:parent-style-name="ParágrafodaLista" style:family="paragraph">
      <style:paragraph-properties fo:line-height="0.1625in">
        <style:tab-stops>
          <style:tab-stop style:type="left" style:position="0.5902in"/>
        </style:tab-stops>
      </style:paragraph-properties>
    </style:style>
    <style:style style:name="T102" style:parent-style-name="Fonteparág.padrão" style:family="text">
      <style:text-properties style:text-scale="110%" fo:font-size="10pt" style:font-size-asian="10pt"/>
    </style:style>
    <style:style style:name="T103" style:parent-style-name="Fonteparág.padrão" style:family="text">
      <style:text-properties fo:letter-spacing="0.0111in" style:text-scale="110%" fo:font-size="10pt" style:font-size-asian="10pt"/>
    </style:style>
    <style:style style:name="T104" style:parent-style-name="Fonteparág.padrão" style:family="text">
      <style:text-properties style:text-scale="110%" fo:font-size="10pt" style:font-size-asian="10pt"/>
    </style:style>
    <style:style style:name="T105" style:parent-style-name="Fonteparág.padrão" style:family="text">
      <style:text-properties fo:letter-spacing="0.0111in" style:text-scale="110%" fo:font-size="10pt" style:font-size-asian="10pt"/>
    </style:style>
    <style:style style:name="T106" style:parent-style-name="Fonteparág.padrão" style:family="text">
      <style:text-properties style:text-scale="110%" fo:font-size="10pt" style:font-size-asian="10pt"/>
    </style:style>
    <style:style style:name="T107" style:parent-style-name="Fonteparág.padrão" style:family="text">
      <style:text-properties fo:letter-spacing="0.0104in" style:text-scale="110%" fo:font-size="10pt" style:font-size-asian="10pt"/>
    </style:style>
    <style:style style:name="T108" style:parent-style-name="Fonteparág.padrão" style:family="text">
      <style:text-properties style:text-scale="110%" fo:font-size="10pt" style:font-size-asian="10pt"/>
    </style:style>
    <style:style style:name="T109" style:parent-style-name="Fonteparág.padrão" style:family="text">
      <style:text-properties fo:letter-spacing="0.0138in" style:text-scale="110%" fo:font-size="10pt" style:font-size-asian="10pt"/>
    </style:style>
    <style:style style:name="T110" style:parent-style-name="Fonteparág.padrão" style:family="text">
      <style:text-properties style:text-scale="110%" fo:font-size="10pt" style:font-size-asian="10pt"/>
    </style:style>
    <style:style style:name="P111" style:parent-style-name="ParágrafodaLista" style:family="paragraph">
      <style:paragraph-properties fo:line-height="0.1618in">
        <style:tab-stops>
          <style:tab-stop style:type="left" style:position="0.5902in"/>
        </style:tab-stops>
      </style:paragraph-properties>
    </style:style>
    <style:style style:name="T112" style:parent-style-name="Fonteparág.padrão" style:family="text">
      <style:text-properties fo:letter-spacing="-0.0006in" style:text-scale="115%" fo:font-size="10pt" style:font-size-asian="10pt"/>
    </style:style>
    <style:style style:name="T113" style:parent-style-name="Fonteparág.padrão" style:family="text">
      <style:text-properties fo:letter-spacing="-0.0111in" style:text-scale="115%" fo:font-size="10pt" style:font-size-asian="10pt"/>
    </style:style>
    <style:style style:name="T114" style:parent-style-name="Fonteparág.padrão" style:family="text">
      <style:text-properties fo:letter-spacing="-0.0006in" style:text-scale="115%" fo:font-size="10pt" style:font-size-asian="10pt"/>
    </style:style>
    <style:style style:name="T115" style:parent-style-name="Fonteparág.padrão" style:family="text">
      <style:text-properties fo:letter-spacing="-0.0104in" style:text-scale="115%" fo:font-size="10pt" style:font-size-asian="10pt"/>
    </style:style>
    <style:style style:name="T116" style:parent-style-name="Fonteparág.padrão" style:family="text">
      <style:text-properties fo:letter-spacing="-0.0006in" style:text-scale="115%" fo:font-size="10pt" style:font-size-asian="10pt"/>
    </style:style>
    <style:style style:name="T117" style:parent-style-name="Fonteparág.padrão" style:family="text">
      <style:text-properties fo:letter-spacing="-0.0111in" style:text-scale="115%" fo:font-size="10pt" style:font-size-asian="10pt"/>
    </style:style>
    <style:style style:name="T118" style:parent-style-name="Fonteparág.padrão" style:family="text">
      <style:text-properties fo:letter-spacing="-0.0006in" style:text-scale="115%" fo:font-size="10pt" style:font-size-asian="10pt"/>
    </style:style>
    <style:style style:name="T119" style:parent-style-name="Fonteparág.padrão" style:family="text">
      <style:text-properties fo:letter-spacing="-0.0097in" style:text-scale="115%" fo:font-size="10pt" style:font-size-asian="10pt"/>
    </style:style>
    <style:style style:name="T120" style:parent-style-name="Fonteparág.padrão" style:family="text">
      <style:text-properties fo:letter-spacing="-0.0006in" style:text-scale="115%" fo:font-size="10pt" style:font-size-asian="10pt"/>
    </style:style>
    <style:style style:name="P121" style:parent-style-name="ParágrafodaLista" style:family="paragraph">
      <style:paragraph-properties fo:line-height="0.1618in">
        <style:tab-stops>
          <style:tab-stop style:type="left" style:position="0.5902in"/>
        </style:tab-stops>
      </style:paragraph-properties>
    </style:style>
    <style:style style:name="T122" style:parent-style-name="Fonteparág.padrão" style:family="text">
      <style:text-properties style:text-scale="110%" fo:font-size="10pt" style:font-size-asian="10pt"/>
    </style:style>
    <style:style style:name="T123" style:parent-style-name="Fonteparág.padrão" style:family="text">
      <style:text-properties fo:letter-spacing="0.0006in" style:text-scale="110%" fo:font-size="10pt" style:font-size-asian="10pt"/>
    </style:style>
    <style:style style:name="T124" style:parent-style-name="Fonteparág.padrão" style:family="text">
      <style:text-properties style:text-scale="110%" fo:font-size="10pt" style:font-size-asian="10pt"/>
    </style:style>
    <style:style style:name="T125" style:parent-style-name="Fonteparág.padrão" style:family="text">
      <style:text-properties fo:letter-spacing="0.002in" style:text-scale="110%" fo:font-size="10pt" style:font-size-asian="10pt"/>
    </style:style>
    <style:style style:name="T126" style:parent-style-name="Fonteparág.padrão" style:family="text">
      <style:text-properties style:text-scale="110%" fo:font-size="10pt" style:font-size-asian="10pt"/>
    </style:style>
    <style:style style:name="T127" style:parent-style-name="Fonteparág.padrão" style:family="text">
      <style:text-properties fo:letter-spacing="0.002in" style:text-scale="110%" fo:font-size="10pt" style:font-size-asian="10pt"/>
    </style:style>
    <style:style style:name="T128" style:parent-style-name="Fonteparág.padrão" style:family="text">
      <style:text-properties style:text-scale="110%" fo:font-size="10pt" style:font-size-asian="10pt"/>
    </style:style>
    <style:style style:name="P129" style:parent-style-name="ParágrafodaLista" style:family="paragraph">
      <style:paragraph-properties fo:line-height="0.1618in">
        <style:tab-stops>
          <style:tab-stop style:type="left" style:position="0.5902in"/>
        </style:tab-stops>
      </style:paragraph-properties>
    </style:style>
    <style:style style:name="T130" style:parent-style-name="Fonteparág.padrão" style:family="text">
      <style:text-properties fo:letter-spacing="-0.0013in" style:text-scale="110%" fo:font-size="10pt" style:font-size-asian="10pt"/>
    </style:style>
    <style:style style:name="T131" style:parent-style-name="Fonteparág.padrão" style:family="text">
      <style:text-properties style:text-scale="97%" fo:font-size="10pt" style:font-size-asian="10pt"/>
    </style:style>
    <style:style style:name="T132" style:parent-style-name="Fonteparág.padrão" style:family="text">
      <style:text-properties fo:letter-spacing="-0.0006in" style:text-scale="115%" fo:font-size="10pt" style:font-size-asian="10pt"/>
    </style:style>
    <style:style style:name="T133" style:parent-style-name="Fonteparág.padrão" style:family="text">
      <style:text-properties fo:letter-spacing="-0.0006in" style:text-scale="126%" fo:font-size="10pt" style:font-size-asian="10pt"/>
    </style:style>
    <style:style style:name="T134" style:parent-style-name="Fonteparág.padrão" style:family="text">
      <style:text-properties fo:letter-spacing="-0.0006in" style:text-scale="115%" fo:font-size="10pt" style:font-size-asian="10pt"/>
    </style:style>
    <style:style style:name="T135" style:parent-style-name="Fonteparág.padrão" style:family="text">
      <style:text-properties fo:letter-spacing="0.0006in" style:text-scale="116%" fo:font-size="10pt" style:font-size-asian="10pt"/>
    </style:style>
    <style:style style:name="T136" style:parent-style-name="Fonteparág.padrão" style:family="text">
      <style:text-properties fo:letter-spacing="-0.0006in" style:text-scale="126%" fo:font-size="10pt" style:font-size-asian="10pt"/>
    </style:style>
    <style:style style:name="T137" style:parent-style-name="Fonteparág.padrão" style:family="text">
      <style:text-properties style:text-scale="112%" fo:font-size="10pt" style:font-size-asian="10pt"/>
    </style:style>
    <style:style style:name="T138" style:parent-style-name="Fonteparág.padrão" style:family="text">
      <style:text-properties fo:letter-spacing="-0.0006in" style:text-scale="115%" fo:font-size="10pt" style:font-size-asian="10pt"/>
    </style:style>
    <style:style style:name="T139" style:parent-style-name="Fonteparág.padrão" style:family="text">
      <style:text-properties style:text-scale="128%" fo:font-size="10pt" style:font-size-asian="10pt"/>
    </style:style>
    <style:style style:name="T140" style:parent-style-name="Fonteparág.padrão" style:family="text">
      <style:text-properties fo:letter-spacing="0.0034in" fo:font-size="10pt" style:font-size-asian="10pt"/>
    </style:style>
    <style:style style:name="T141" style:parent-style-name="Fonteparág.padrão" style:family="text">
      <style:text-properties fo:letter-spacing="-0.0006in" style:text-scale="113%" fo:font-size="10pt" style:font-size-asian="10pt"/>
    </style:style>
    <style:style style:name="T142" style:parent-style-name="Fonteparág.padrão" style:family="text">
      <style:text-properties style:text-scale="112%" fo:font-size="10pt" style:font-size-asian="10pt"/>
    </style:style>
    <style:style style:name="T143" style:parent-style-name="Fonteparág.padrão" style:family="text">
      <style:text-properties fo:letter-spacing="0.0027in" fo:font-size="10pt" style:font-size-asian="10pt"/>
    </style:style>
    <style:style style:name="T144" style:parent-style-name="Fonteparág.padrão" style:family="text">
      <style:text-properties fo:letter-spacing="-0.0006in" style:text-scale="113%" fo:font-size="10pt" style:font-size-asian="10pt"/>
    </style:style>
    <style:style style:name="T145" style:parent-style-name="Fonteparág.padrão" style:family="text">
      <style:text-properties fo:letter-spacing="-0.0006in" style:text-scale="105%" fo:font-size="10pt" style:font-size-asian="10pt"/>
    </style:style>
    <style:style style:name="T146" style:parent-style-name="Fonteparág.padrão" style:family="text">
      <style:text-properties fo:letter-spacing="-0.0006in" style:text-scale="114%" fo:font-size="10pt" style:font-size-asian="10pt"/>
    </style:style>
    <style:style style:name="T147" style:parent-style-name="Fonteparág.padrão" style:family="text">
      <style:text-properties fo:letter-spacing="-0.0006in" style:text-scale="126%" fo:font-size="10pt" style:font-size-asian="10pt"/>
    </style:style>
    <style:style style:name="T148" style:parent-style-name="Fonteparág.padrão" style:family="text">
      <style:text-properties fo:letter-spacing="-0.0006in" style:text-scale="105%" fo:font-size="10pt" style:font-size-asian="10pt"/>
    </style:style>
    <style:style style:name="T149" style:parent-style-name="Fonteparág.padrão" style:family="text">
      <style:text-properties fo:letter-spacing="-0.0006in" style:text-scale="116%" fo:font-size="10pt" style:font-size-asian="10pt"/>
    </style:style>
    <style:style style:name="T150" style:parent-style-name="Fonteparág.padrão" style:family="text">
      <style:text-properties style:text-scale="117%" fo:font-size="10pt" style:font-size-asian="10pt"/>
    </style:style>
    <style:style style:name="T151" style:parent-style-name="Fonteparág.padrão" style:family="text">
      <style:text-properties fo:letter-spacing="-0.0006in" style:text-scale="116%" fo:font-size="10pt" style:font-size-asian="10pt"/>
    </style:style>
    <style:style style:name="T152" style:parent-style-name="Fonteparág.padrão" style:family="text">
      <style:text-properties fo:letter-spacing="-0.0006in" style:text-scale="113%" fo:font-size="10pt" style:font-size-asian="10pt"/>
    </style:style>
    <style:style style:name="T153" style:parent-style-name="Fonteparág.padrão" style:family="text">
      <style:text-properties fo:letter-spacing="-0.0006in" style:text-scale="114%" fo:font-size="10pt" style:font-size-asian="10pt"/>
    </style:style>
    <style:style style:name="T154" style:parent-style-name="Fonteparág.padrão" style:family="text">
      <style:text-properties style:text-scale="91%" fo:font-size="10pt" style:font-size-asian="10pt"/>
    </style:style>
    <style:style style:name="T155" style:parent-style-name="Fonteparág.padrão" style:family="text">
      <style:text-properties fo:letter-spacing="0.0034in" fo:font-size="10pt" style:font-size-asian="10pt"/>
    </style:style>
    <style:style style:name="T156" style:parent-style-name="Fonteparág.padrão" style:family="text">
      <style:text-properties fo:letter-spacing="-0.0006in" style:text-scale="114%" fo:font-size="10pt" style:font-size-asian="10pt"/>
    </style:style>
    <style:style style:name="T157" style:parent-style-name="Fonteparág.padrão" style:family="text">
      <style:text-properties fo:letter-spacing="-0.0006in" style:text-scale="98%" fo:font-size="10pt" style:font-size-asian="10pt"/>
    </style:style>
    <style:style style:name="T158" style:parent-style-name="Fonteparág.padrão" style:family="text">
      <style:text-properties fo:letter-spacing="-0.0006in" style:text-scale="117%" fo:font-size="10pt" style:font-size-asian="10pt"/>
    </style:style>
    <style:style style:name="T159" style:parent-style-name="Fonteparág.padrão" style:family="text">
      <style:text-properties style:text-scale="94%" fo:font-size="10pt" style:font-size-asian="10pt"/>
    </style:style>
    <style:style style:name="T160" style:parent-style-name="Fonteparág.padrão" style:family="text">
      <style:text-properties style:text-scale="121%" fo:font-size="10pt" style:font-size-asian="10pt"/>
    </style:style>
    <style:style style:name="T161" style:parent-style-name="Fonteparág.padrão" style:family="text">
      <style:text-properties style:text-scale="86%" fo:font-size="10pt" style:font-size-asian="10pt"/>
    </style:style>
    <style:style style:name="T162" style:parent-style-name="Fonteparág.padrão" style:family="text">
      <style:text-properties fo:letter-spacing="0.002in" fo:font-size="10pt" style:font-size-asian="10pt"/>
    </style:style>
    <style:style style:name="T163" style:parent-style-name="Fonteparág.padrão" style:family="text">
      <style:text-properties style:text-scale="116%" fo:font-size="10pt" style:font-size-asian="10pt"/>
    </style:style>
    <style:style style:name="T164" style:parent-style-name="Fonteparág.padrão" style:family="text">
      <style:text-properties fo:letter-spacing="-0.0006in" style:text-scale="131%" fo:font-size="10pt" style:font-size-asian="10pt"/>
    </style:style>
    <style:style style:name="T165" style:parent-style-name="Fonteparág.padrão" style:family="text">
      <style:text-properties style:text-scale="131%" fo:font-size="10pt" style:font-size-asian="10pt"/>
    </style:style>
    <style:style style:name="T166" style:parent-style-name="Fonteparág.padrão" style:family="text">
      <style:text-properties fo:letter-spacing="0.0013in" fo:font-size="10pt" style:font-size-asian="10pt"/>
    </style:style>
    <style:style style:name="T167" style:parent-style-name="Fonteparág.padrão" style:family="text">
      <style:text-properties fo:letter-spacing="-0.0006in" style:text-scale="61%" fo:font-size="10pt" style:font-size-asian="10pt"/>
    </style:style>
    <style:style style:name="T168" style:parent-style-name="Fonteparág.padrão" style:family="text">
      <style:text-properties fo:letter-spacing="-0.0006in" style:text-scale="116%" fo:font-size="10pt" style:font-size-asian="10pt"/>
    </style:style>
    <style:style style:name="T169" style:parent-style-name="Fonteparág.padrão" style:family="text">
      <style:text-properties fo:letter-spacing="-0.0006in" style:text-scale="120%" fo:font-size="10pt" style:font-size-asian="10pt"/>
    </style:style>
    <style:style style:name="T170" style:parent-style-name="Fonteparág.padrão" style:family="text">
      <style:text-properties fo:letter-spacing="-0.0006in" style:text-scale="116%" fo:font-size="10pt" style:font-size-asian="10pt"/>
    </style:style>
    <style:style style:name="T171" style:parent-style-name="Fonteparág.padrão" style:family="text">
      <style:text-properties fo:letter-spacing="-0.0006in" style:text-scale="131%" fo:font-size="10pt" style:font-size-asian="10pt"/>
    </style:style>
    <style:style style:name="T172" style:parent-style-name="Fonteparág.padrão" style:family="text">
      <style:text-properties fo:letter-spacing="-0.0006in" style:text-scale="108%" fo:font-size="10pt" style:font-size-asian="10pt"/>
    </style:style>
    <style:style style:name="T173" style:parent-style-name="Fonteparág.padrão" style:family="text">
      <style:text-properties fo:letter-spacing="0.0013in" style:text-scale="97%" fo:font-size="10pt" style:font-size-asian="10pt"/>
    </style:style>
    <style:style style:name="T174" style:parent-style-name="Fonteparág.padrão" style:family="text">
      <style:text-properties fo:letter-spacing="-0.0006in" style:text-scale="113%" fo:font-size="10pt" style:font-size-asian="10pt"/>
    </style:style>
    <style:style style:name="T175" style:parent-style-name="Fonteparág.padrão" style:family="text">
      <style:text-properties style:text-scale="98%" fo:font-size="10pt" style:font-size-asian="10pt"/>
    </style:style>
    <style:style style:name="T176" style:parent-style-name="Fonteparág.padrão" style:family="text">
      <style:text-properties style:text-scale="98%" fo:font-size="10pt" style:font-size-asian="10pt"/>
    </style:style>
    <style:style style:name="P177" style:parent-style-name="ParágrafodaLista" style:family="paragraph">
      <style:paragraph-properties fo:line-height="0.1694in">
        <style:tab-stops>
          <style:tab-stop style:type="left" style:position="0.5902in"/>
        </style:tab-stops>
      </style:paragraph-properties>
    </style:style>
    <style:style style:name="T178" style:parent-style-name="Fonteparág.padrão" style:family="text">
      <style:text-properties fo:letter-spacing="-0.0006in" style:text-scale="115%" fo:font-size="10pt" style:font-size-asian="10pt"/>
    </style:style>
    <style:style style:name="T179" style:parent-style-name="Fonteparág.padrão" style:family="text">
      <style:text-properties fo:letter-spacing="-0.0104in" style:text-scale="115%" fo:font-size="10pt" style:font-size-asian="10pt"/>
    </style:style>
    <style:style style:name="T180" style:parent-style-name="Fonteparág.padrão" style:family="text">
      <style:text-properties fo:letter-spacing="-0.0006in" style:text-scale="115%" fo:font-size="10pt" style:font-size-asian="10pt"/>
    </style:style>
    <style:style style:name="T181" style:parent-style-name="Fonteparág.padrão" style:family="text">
      <style:text-properties fo:letter-spacing="-0.0111in" style:text-scale="115%" fo:font-size="10pt" style:font-size-asian="10pt"/>
    </style:style>
    <style:style style:name="T182" style:parent-style-name="Fonteparág.padrão" style:family="text">
      <style:text-properties fo:letter-spacing="-0.0006in" style:text-scale="115%" fo:font-size="10pt" style:font-size-asian="10pt"/>
    </style:style>
    <style:style style:name="T183" style:parent-style-name="Fonteparág.padrão" style:family="text">
      <style:text-properties fo:letter-spacing="-0.0097in" style:text-scale="115%" fo:font-size="10pt" style:font-size-asian="10pt"/>
    </style:style>
    <style:style style:name="T184" style:parent-style-name="Fonteparág.padrão" style:family="text">
      <style:text-properties style:text-scale="115%" fo:font-size="10pt" style:font-size-asian="10pt"/>
    </style:style>
    <style:style style:name="T185" style:parent-style-name="Fonteparág.padrão" style:family="text">
      <style:text-properties fo:letter-spacing="-0.0104in" style:text-scale="115%" fo:font-size="10pt" style:font-size-asian="10pt"/>
    </style:style>
    <style:style style:name="T186" style:parent-style-name="Fonteparág.padrão" style:family="text">
      <style:text-properties style:text-scale="115%" fo:font-size="10pt" style:font-size-asian="10pt"/>
    </style:style>
    <style:style style:name="P187" style:parent-style-name="Textbody" style:family="paragraph">
      <style:paragraph-properties fo:margin-top="0.0006in" fo:margin-bottom="0in" fo:line-height="100%"/>
      <style:text-properties fo:font-size="8.5pt" style:font-size-asian="8.5pt"/>
    </style:style>
    <style:style style:name="P188" style:parent-style-name="Título1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189" style:parent-style-name="Fonteparág.padrão" style:family="text">
      <style:text-properties fo:color="#1E487C" style:text-scale="115%"/>
    </style:style>
    <style:style style:name="T190" style:parent-style-name="Fonteparág.padrão" style:family="text">
      <style:text-properties fo:color="#1E487C" fo:letter-spacing="0.0097in" style:text-scale="115%"/>
    </style:style>
    <style:style style:name="T191" style:parent-style-name="Fonteparág.padrão" style:family="text">
      <style:text-properties fo:color="#1E487C" style:text-scale="115%"/>
    </style:style>
    <style:style style:name="P192" style:parent-style-name="ParágrafodaLista" style:family="paragraph">
      <style:paragraph-properties fo:line-height="0.143in"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193" style:parent-style-name="Fonteparág.padrão" style:family="text">
      <style:text-properties fo:color="#1E487C" style:text-scale="110%" fo:font-size="9pt" style:font-size-asian="9pt"/>
    </style:style>
    <style:style style:name="P194" style:parent-style-name="ParágrafodaLista" style:family="paragraph">
      <style:paragraph-properties fo:line-height="0.143in">
        <style:tab-stops>
          <style:tab-stop style:type="left" style:position="0.0895in"/>
          <style:tab-stop style:type="left" style:position="0.0902in"/>
        </style:tab-stops>
      </style:paragraph-properties>
    </style:style>
    <style:style style:name="T195" style:parent-style-name="Fonteparág.padrão" style:family="text">
      <style:text-properties fo:color="#1E487C" style:text-scale="110%" fo:font-size="9pt" style:font-size-asian="9pt"/>
    </style:style>
    <style:style style:name="P196" style:parent-style-name="ParágrafodaLista" style:family="paragraph">
      <style:paragraph-properties fo:line-height="0.143in"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197" style:parent-style-name="Fonteparág.padrão" style:family="text">
      <style:text-properties fo:color="#1E487C" style:text-scale="110%" fo:font-size="9pt" style:font-size-asian="9pt"/>
    </style:style>
    <style:style style:name="T198" style:parent-style-name="Fonteparág.padrão" style:family="text">
      <style:text-properties fo:color="#1E487C" style:text-scale="110%" fo:font-size="9pt" style:font-size-asian="9pt"/>
    </style:style>
    <style:style style:name="T199" style:parent-style-name="Fonteparág.padrão" style:family="text">
      <style:text-properties fo:color="#1E487C" style:text-scale="110%" fo:font-size="9pt" style:font-size-asian="9pt"/>
    </style:style>
    <style:style style:name="T200" style:parent-style-name="Fonteparág.padrão" style:family="text">
      <style:text-properties fo:color="#1E487C" style:text-scale="110%" fo:font-size="9pt" style:font-size-asian="9pt"/>
    </style:style>
    <style:style style:name="P201" style:parent-style-name="ParágrafodaLista" style:family="paragraph">
      <style:paragraph-properties fo:line-height="0.1506in">
        <style:tab-stops>
          <style:tab-stop style:type="left" style:position="0.5902in"/>
        </style:tab-stops>
      </style:paragraph-properties>
    </style:style>
    <style:style style:name="T202" style:parent-style-name="Fonteparág.padrão" style:family="text">
      <style:text-properties fo:color="#1E487C" style:text-scale="110%" fo:font-size="9pt" style:font-size-asian="9pt"/>
    </style:style>
    <style:style style:name="P203" style:parent-style-name="ParágrafodaLista" style:family="paragraph">
      <style:paragraph-properties fo:line-height="0.1479in"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204" style:parent-style-name="Fonteparág.padrão" style:family="text">
      <style:text-properties style:text-scale="110%" fo:font-size="9pt" style:font-size-asian="9pt"/>
    </style:style>
    <style:style style:name="T205" style:parent-style-name="Fonteparág.padrão" style:family="text">
      <style:text-properties style:text-scale="110%" fo:font-size="9pt" style:font-size-asian="9pt"/>
    </style:style>
    <style:style style:name="P206" style:parent-style-name="ParágrafodaLista" style:family="paragraph">
      <style:paragraph-properties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207" style:parent-style-name="Fonteparág.padrão" style:family="text">
      <style:text-properties style:text-scale="110%" fo:font-size="9pt" style:font-size-asian="9pt"/>
    </style:style>
    <style:style style:name="T208" style:parent-style-name="Fonteparág.padrão" style:family="text">
      <style:text-properties fo:letter-spacing="0.0097in" style:text-scale="110%" fo:font-size="9pt" style:font-size-asian="9pt"/>
    </style:style>
    <style:style style:name="T209" style:parent-style-name="Fonteparág.padrão" style:family="text">
      <style:text-properties style:text-scale="110%" fo:font-size="9pt" style:font-size-asian="9pt"/>
    </style:style>
    <style:style style:name="T210" style:parent-style-name="Fonteparág.padrão" style:family="text">
      <style:text-properties fo:letter-spacing="0.0055in" style:text-scale="110%" fo:font-size="9pt" style:font-size-asian="9pt"/>
    </style:style>
    <style:style style:name="T211" style:parent-style-name="Fonteparág.padrão" style:family="text">
      <style:text-properties style:text-scale="110%" fo:font-size="9pt" style:font-size-asian="9pt"/>
    </style:style>
    <style:style style:name="T212" style:parent-style-name="Fonteparág.padrão" style:family="text">
      <style:text-properties fo:letter-spacing="0.0097in" style:text-scale="110%" fo:font-size="9pt" style:font-size-asian="9pt"/>
    </style:style>
    <style:style style:name="T213" style:parent-style-name="Fonteparág.padrão" style:family="text">
      <style:text-properties style:text-scale="110%" fo:font-size="9pt" style:font-size-asian="9pt"/>
    </style:style>
    <style:style style:name="T214" style:parent-style-name="Fonteparág.padrão" style:family="text">
      <style:text-properties fo:letter-spacing="0.0076in" style:text-scale="110%" fo:font-size="9pt" style:font-size-asian="9pt"/>
    </style:style>
    <style:style style:name="T215" style:parent-style-name="Fonteparág.padrão" style:family="text">
      <style:text-properties style:text-scale="110%" fo:font-size="9pt" style:font-size-asian="9pt"/>
    </style:style>
    <style:style style:name="P216" style:parent-style-name="ParágrafodaLista" style:family="paragraph">
      <style:paragraph-properties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217" style:parent-style-name="Fonteparág.padrão" style:family="text">
      <style:text-properties style:text-scale="110%" fo:font-size="9pt" style:font-size-asian="9pt"/>
    </style:style>
    <style:style style:name="P218" style:parent-style-name="ParágrafodaLista" style:family="paragraph">
      <style:paragraph-properties fo:line-height="0.1527in"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219" style:parent-style-name="Fonteparág.padrão" style:family="text">
      <style:text-properties style:text-scale="110%" fo:font-size="9pt" style:font-size-asian="9pt"/>
    </style:style>
    <style:style style:name="T220" style:parent-style-name="Fonteparág.padrão" style:family="text">
      <style:text-properties fo:letter-spacing="0.002in" style:text-scale="110%" fo:font-size="9pt" style:font-size-asian="9pt"/>
    </style:style>
    <style:style style:name="T221" style:parent-style-name="Fonteparág.padrão" style:family="text">
      <style:text-properties style:text-scale="110%" fo:font-size="9pt" style:font-size-asian="9pt"/>
    </style:style>
    <style:style style:name="P222" style:parent-style-name="Textbody" style:family="paragraph">
      <style:paragraph-properties fo:margin-top="0.002in" fo:margin-bottom="0in" fo:line-height="100%"/>
      <style:text-properties fo:font-size="8pt" style:font-size-asian="8pt"/>
    </style:style>
    <style:style style:name="P223" style:parent-style-name="ParágrafodaLista" style:family="paragraph">
      <style:paragraph-properties fo:line-height="0.1569in"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224" style:parent-style-name="Fonteparág.padrão" style:family="text">
      <style:text-properties fo:color="#1E487C" style:text-scale="110%" fo:font-size="9pt" style:font-size-asian="9pt"/>
    </style:style>
    <style:style style:name="T225" style:parent-style-name="Fonteparág.padrão" style:family="text">
      <style:text-properties fo:color="#1E487C" fo:letter-spacing="0.0062in" style:text-scale="110%" fo:font-size="9pt" style:font-size-asian="9pt"/>
    </style:style>
    <style:style style:name="T226" style:parent-style-name="Fonteparág.padrão" style:family="text">
      <style:text-properties fo:color="#1E487C" style:text-scale="110%" fo:font-size="9pt" style:font-size-asian="9pt"/>
    </style:style>
    <style:style style:name="T227" style:parent-style-name="Fonteparág.padrão" style:family="text">
      <style:text-properties fo:color="#1E487C" fo:letter-spacing="0.0069in" style:text-scale="110%" fo:font-size="9pt" style:font-size-asian="9pt"/>
    </style:style>
    <style:style style:name="T228" style:parent-style-name="Fonteparág.padrão" style:family="text">
      <style:text-properties fo:color="#1E487C" style:text-scale="110%" fo:font-size="9pt" style:font-size-asian="9pt"/>
    </style:style>
    <style:style style:name="T229" style:parent-style-name="Fonteparág.padrão" style:family="text">
      <style:text-properties fo:color="#1E487C" fo:letter-spacing="0.0076in" style:text-scale="110%" fo:font-size="9pt" style:font-size-asian="9pt"/>
    </style:style>
    <style:style style:name="T230" style:parent-style-name="Fonteparág.padrão" style:family="text">
      <style:text-properties fo:color="#1E487C" style:text-scale="110%" fo:font-size="9pt" style:font-size-asian="9pt"/>
    </style:style>
    <style:style style:name="T231" style:parent-style-name="Fonteparág.padrão" style:family="text">
      <style:text-properties fo:color="#1E487C" fo:letter-spacing="0.0055in" style:text-scale="110%" fo:font-size="9pt" style:font-size-asian="9pt"/>
    </style:style>
    <style:style style:name="T232" style:parent-style-name="Fonteparág.padrão" style:family="text">
      <style:text-properties fo:color="#1E487C" style:text-scale="110%" fo:font-size="9pt" style:font-size-asian="9pt"/>
    </style:style>
    <style:style style:name="P233" style:parent-style-name="ParágrafodaLista" style:family="paragraph">
      <style:paragraph-properties fo:line-height="0.1513in">
        <style:tab-stops>
          <style:tab-stop style:type="left" style:position="0.5902in"/>
        </style:tab-stops>
      </style:paragraph-properties>
    </style:style>
    <style:style style:name="T234" style:parent-style-name="Fonteparág.padrão" style:family="text">
      <style:text-properties fo:color="#1E487C" style:text-scale="110%" fo:font-size="9pt" style:font-size-asian="9pt"/>
    </style:style>
    <style:style style:name="T235" style:parent-style-name="Fonteparág.padrão" style:family="text">
      <style:text-properties fo:color="#1E487C" fo:letter-spacing="0.002in" style:text-scale="110%" fo:font-size="9pt" style:font-size-asian="9pt"/>
    </style:style>
    <style:style style:name="T236" style:parent-style-name="Fonteparág.padrão" style:family="text">
      <style:text-properties fo:color="#1E487C" style:text-scale="110%" fo:font-size="9pt" style:font-size-asian="9pt"/>
    </style:style>
    <style:style style:name="T237" style:parent-style-name="Fonteparág.padrão" style:family="text">
      <style:text-properties fo:color="#1E487C" fo:letter-spacing="0.0027in" style:text-scale="110%" fo:font-size="9pt" style:font-size-asian="9pt"/>
    </style:style>
    <style:style style:name="T238" style:parent-style-name="Fonteparág.padrão" style:family="text">
      <style:text-properties fo:color="#1E487C" style:text-scale="110%" fo:font-size="9pt" style:font-size-asian="9pt"/>
    </style:style>
    <style:style style:name="T239" style:parent-style-name="Fonteparág.padrão" style:family="text">
      <style:text-properties fo:color="#1E487C" fo:letter-spacing="0.0027in" style:text-scale="110%" fo:font-size="9pt" style:font-size-asian="9pt"/>
    </style:style>
    <style:style style:name="T240" style:parent-style-name="Fonteparág.padrão" style:family="text">
      <style:text-properties fo:color="#1E487C" style:text-scale="110%" fo:font-size="9pt" style:font-size-asian="9pt"/>
    </style:style>
    <style:style style:name="P241" style:parent-style-name="ParágrafodaLista" style:family="paragraph">
      <style:paragraph-properties fo:line-height="0.1486in"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242" style:parent-style-name="Fonteparág.padrão" style:family="text">
      <style:text-properties style:text-scale="110%" fo:font-size="9pt" style:font-size-asian="9pt"/>
    </style:style>
    <style:style style:name="T243" style:parent-style-name="Fonteparág.padrão" style:family="text">
      <style:text-properties fo:letter-spacing="0.0013in" style:text-scale="110%" fo:font-size="9pt" style:font-size-asian="9pt"/>
    </style:style>
    <style:style style:name="T244" style:parent-style-name="Fonteparág.padrão" style:family="text">
      <style:text-properties style:text-scale="110%" fo:font-size="9pt" style:font-size-asian="9pt"/>
    </style:style>
    <style:style style:name="T245" style:parent-style-name="Fonteparág.padrão" style:family="text">
      <style:text-properties fo:letter-spacing="0.002in" style:text-scale="110%" fo:font-size="9pt" style:font-size-asian="9pt"/>
    </style:style>
    <style:style style:name="T246" style:parent-style-name="Fonteparág.padrão" style:family="text">
      <style:text-properties style:text-scale="110%" fo:font-size="9pt" style:font-size-asian="9pt"/>
    </style:style>
    <style:style style:name="T247" style:parent-style-name="Fonteparág.padrão" style:family="text">
      <style:text-properties fo:letter-spacing="0.002in" style:text-scale="110%" fo:font-size="9pt" style:font-size-asian="9pt"/>
    </style:style>
    <style:style style:name="T248" style:parent-style-name="Fonteparág.padrão" style:family="text">
      <style:text-properties style:text-scale="110%" fo:font-size="9pt" style:font-size-asian="9pt"/>
    </style:style>
    <style:style style:name="T249" style:parent-style-name="Fonteparág.padrão" style:family="text">
      <style:text-properties fo:letter-spacing="0.0027in" style:text-scale="110%" fo:font-size="9pt" style:font-size-asian="9pt"/>
    </style:style>
    <style:style style:name="T250" style:parent-style-name="Fonteparág.padrão" style:family="text">
      <style:text-properties style:text-scale="110%" fo:font-size="9pt" style:font-size-asian="9pt"/>
    </style:style>
    <style:style style:name="T251" style:parent-style-name="Fonteparág.padrão" style:family="text">
      <style:text-properties fo:letter-spacing="0.0027in" style:text-scale="110%" fo:font-size="9pt" style:font-size-asian="9pt"/>
    </style:style>
    <style:style style:name="T252" style:parent-style-name="Fonteparág.padrão" style:family="text">
      <style:text-properties style:text-scale="110%" fo:font-size="9pt" style:font-size-asian="9pt"/>
    </style:style>
    <style:style style:name="T253" style:parent-style-name="Fonteparág.padrão" style:family="text">
      <style:text-properties fo:letter-spacing="0.0013in" style:text-scale="110%" fo:font-size="9pt" style:font-size-asian="9pt"/>
    </style:style>
    <style:style style:name="T254" style:parent-style-name="Fonteparág.padrão" style:family="text">
      <style:text-properties style:text-scale="110%" fo:font-size="9pt" style:font-size-asian="9pt"/>
    </style:style>
    <style:style style:name="T255" style:parent-style-name="Fonteparág.padrão" style:family="text">
      <style:text-properties fo:letter-spacing="0.0041in" style:text-scale="110%" fo:font-size="9pt" style:font-size-asian="9pt"/>
    </style:style>
    <style:style style:name="T256" style:parent-style-name="Fonteparág.padrão" style:family="text">
      <style:text-properties style:text-scale="110%" fo:font-size="9pt" style:font-size-asian="9pt"/>
    </style:style>
    <style:style style:name="T257" style:parent-style-name="Fonteparág.padrão" style:family="text">
      <style:text-properties fo:letter-spacing="0.0027in" style:text-scale="110%" fo:font-size="9pt" style:font-size-asian="9pt"/>
    </style:style>
    <style:style style:name="T258" style:parent-style-name="Fonteparág.padrão" style:family="text">
      <style:text-properties style:text-scale="110%" fo:font-size="9pt" style:font-size-asian="9pt"/>
    </style:style>
    <style:style style:name="T259" style:parent-style-name="Fonteparág.padrão" style:family="text">
      <style:text-properties fo:letter-spacing="0.0013in" style:text-scale="110%" fo:font-size="9pt" style:font-size-asian="9pt"/>
    </style:style>
    <style:style style:name="T260" style:parent-style-name="Fonteparág.padrão" style:family="text">
      <style:text-properties style:text-scale="110%" fo:font-size="9pt" style:font-size-asian="9pt"/>
    </style:style>
    <style:style style:name="T261" style:parent-style-name="Fonteparág.padrão" style:family="text">
      <style:text-properties fo:letter-spacing="0.0027in" style:text-scale="110%" fo:font-size="9pt" style:font-size-asian="9pt"/>
    </style:style>
    <style:style style:name="T262" style:parent-style-name="Fonteparág.padrão" style:family="text">
      <style:text-properties style:text-scale="110%" fo:font-size="9pt" style:font-size-asian="9pt"/>
    </style:style>
    <style:style style:name="T263" style:parent-style-name="Fonteparág.padrão" style:family="text">
      <style:text-properties fo:letter-spacing="0.002in" style:text-scale="110%" fo:font-size="9pt" style:font-size-asian="9pt"/>
    </style:style>
    <style:style style:name="T264" style:parent-style-name="Fonteparág.padrão" style:family="text">
      <style:text-properties style:text-scale="110%" fo:font-size="9pt" style:font-size-asian="9pt"/>
    </style:style>
    <style:style style:name="P265" style:parent-style-name="ParágrafodaLista" style:family="paragraph">
      <style:paragraph-properties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266" style:parent-style-name="Fonteparág.padrão" style:family="text">
      <style:text-properties fo:letter-spacing="-0.0006in" style:text-scale="115%" fo:font-size="9pt" style:font-size-asian="9pt"/>
    </style:style>
    <style:style style:name="T267" style:parent-style-name="Fonteparág.padrão" style:family="text">
      <style:text-properties fo:letter-spacing="-0.0083in" style:text-scale="115%" fo:font-size="9pt" style:font-size-asian="9pt"/>
    </style:style>
    <style:style style:name="T268" style:parent-style-name="Fonteparág.padrão" style:family="text">
      <style:text-properties fo:letter-spacing="-0.0006in" style:text-scale="115%" fo:font-size="9pt" style:font-size-asian="9pt"/>
    </style:style>
    <style:style style:name="T269" style:parent-style-name="Fonteparág.padrão" style:family="text">
      <style:text-properties fo:letter-spacing="-0.0104in" style:text-scale="115%" fo:font-size="9pt" style:font-size-asian="9pt"/>
    </style:style>
    <style:style style:name="T270" style:parent-style-name="Fonteparág.padrão" style:family="text">
      <style:text-properties fo:letter-spacing="-0.0006in" style:text-scale="115%" fo:font-size="9pt" style:font-size-asian="9pt"/>
    </style:style>
    <style:style style:name="P271" style:parent-style-name="ParágrafodaLista" style:family="paragraph">
      <style:paragraph-properties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272" style:parent-style-name="Fonteparág.padrão" style:family="text">
      <style:text-properties fo:letter-spacing="-0.0006in" style:text-scale="115%" fo:font-size="9pt" style:font-size-asian="9pt"/>
    </style:style>
    <style:style style:name="T273" style:parent-style-name="Fonteparág.padrão" style:family="text">
      <style:text-properties fo:letter-spacing="-0.009in" style:text-scale="115%" fo:font-size="9pt" style:font-size-asian="9pt"/>
    </style:style>
    <style:style style:name="T274" style:parent-style-name="Fonteparág.padrão" style:family="text">
      <style:text-properties fo:letter-spacing="-0.0006in" style:text-scale="115%" fo:font-size="9pt" style:font-size-asian="9pt"/>
    </style:style>
    <style:style style:name="T275" style:parent-style-name="Fonteparág.padrão" style:family="text">
      <style:text-properties fo:letter-spacing="-0.0097in" style:text-scale="115%" fo:font-size="9pt" style:font-size-asian="9pt"/>
    </style:style>
    <style:style style:name="T276" style:parent-style-name="Fonteparág.padrão" style:family="text">
      <style:text-properties fo:letter-spacing="-0.0006in" style:text-scale="115%" fo:font-size="9pt" style:font-size-asian="9pt"/>
    </style:style>
    <style:style style:name="T277" style:parent-style-name="Fonteparág.padrão" style:family="text">
      <style:text-properties fo:letter-spacing="-0.0069in" style:text-scale="115%" fo:font-size="9pt" style:font-size-asian="9pt"/>
    </style:style>
    <style:style style:name="T278" style:parent-style-name="Fonteparág.padrão" style:family="text">
      <style:text-properties fo:letter-spacing="-0.0006in" style:text-scale="115%" fo:font-size="9pt" style:font-size-asian="9pt"/>
    </style:style>
    <style:style style:name="T279" style:parent-style-name="Fonteparág.padrão" style:family="text">
      <style:text-properties fo:letter-spacing="-0.0097in" style:text-scale="115%" fo:font-size="9pt" style:font-size-asian="9pt"/>
    </style:style>
    <style:style style:name="T280" style:parent-style-name="Fonteparág.padrão" style:family="text">
      <style:text-properties fo:letter-spacing="-0.0006in" style:text-scale="115%" fo:font-size="9pt" style:font-size-asian="9pt"/>
    </style:style>
    <style:style style:name="T281" style:parent-style-name="Fonteparág.padrão" style:family="text">
      <style:text-properties fo:letter-spacing="-0.0083in" style:text-scale="115%" fo:font-size="9pt" style:font-size-asian="9pt"/>
    </style:style>
    <style:style style:name="T282" style:parent-style-name="Fonteparág.padrão" style:family="text">
      <style:text-properties style:text-scale="115%" fo:font-size="9pt" style:font-size-asian="9pt"/>
    </style:style>
    <style:style style:name="T283" style:parent-style-name="Fonteparág.padrão" style:family="text">
      <style:text-properties fo:letter-spacing="-0.0083in" style:text-scale="115%" fo:font-size="9pt" style:font-size-asian="9pt"/>
    </style:style>
    <style:style style:name="T284" style:parent-style-name="Fonteparág.padrão" style:family="text">
      <style:text-properties style:text-scale="115%" fo:font-size="9pt" style:font-size-asian="9pt"/>
    </style:style>
    <style:style style:name="T285" style:parent-style-name="Fonteparág.padrão" style:family="text">
      <style:text-properties fo:letter-spacing="-0.009in" style:text-scale="115%" fo:font-size="9pt" style:font-size-asian="9pt"/>
    </style:style>
    <style:style style:name="T286" style:parent-style-name="Fonteparág.padrão" style:family="text">
      <style:text-properties style:text-scale="115%" fo:font-size="9pt" style:font-size-asian="9pt"/>
    </style:style>
    <style:style style:name="P287" style:parent-style-name="ParágrafodaLista" style:family="paragraph">
      <style:paragraph-properties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288" style:parent-style-name="Fonteparág.padrão" style:family="text">
      <style:text-properties style:text-scale="110%" fo:font-size="9pt" style:font-size-asian="9pt"/>
    </style:style>
    <style:style style:name="T289" style:parent-style-name="Fonteparág.padrão" style:family="text">
      <style:text-properties fo:letter-spacing="0.002in" style:text-scale="110%" fo:font-size="9pt" style:font-size-asian="9pt"/>
    </style:style>
    <style:style style:name="T290" style:parent-style-name="Fonteparág.padrão" style:family="text">
      <style:text-properties style:text-scale="110%" fo:font-size="9pt" style:font-size-asian="9pt"/>
    </style:style>
    <style:style style:name="T291" style:parent-style-name="Fonteparág.padrão" style:family="text">
      <style:text-properties fo:letter-spacing="0.0027in" style:text-scale="110%" fo:font-size="9pt" style:font-size-asian="9pt"/>
    </style:style>
    <style:style style:name="T292" style:parent-style-name="Fonteparág.padrão" style:family="text">
      <style:text-properties style:text-scale="110%" fo:font-size="9pt" style:font-size-asian="9pt"/>
    </style:style>
    <style:style style:name="P293" style:parent-style-name="ParágrafodaLista" style:family="paragraph">
      <style:paragraph-properties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294" style:parent-style-name="Fonteparág.padrão" style:family="text">
      <style:text-properties style:text-scale="110%" fo:font-size="9pt" style:font-size-asian="9pt"/>
    </style:style>
    <style:style style:name="T295" style:parent-style-name="Fonteparág.padrão" style:family="text">
      <style:text-properties fo:letter-spacing="0.0006in" style:text-scale="110%" fo:font-size="9pt" style:font-size-asian="9pt"/>
    </style:style>
    <style:style style:name="T296" style:parent-style-name="Fonteparág.padrão" style:family="text">
      <style:text-properties style:text-scale="110%" fo:font-size="9pt" style:font-size-asian="9pt"/>
    </style:style>
    <style:style style:name="T297" style:parent-style-name="Fonteparág.padrão" style:family="text">
      <style:text-properties fo:letter-spacing="0.0006in" style:text-scale="110%" fo:font-size="9pt" style:font-size-asian="9pt"/>
    </style:style>
    <style:style style:name="T298" style:parent-style-name="Fonteparág.padrão" style:family="text">
      <style:text-properties style:text-scale="110%" fo:font-size="9pt" style:font-size-asian="9pt"/>
    </style:style>
    <style:style style:name="T299" style:parent-style-name="Fonteparág.padrão" style:family="text">
      <style:text-properties fo:letter-spacing="0.0034in" style:text-scale="110%" fo:font-size="9pt" style:font-size-asian="9pt"/>
    </style:style>
    <style:style style:name="T300" style:parent-style-name="Fonteparág.padrão" style:family="text">
      <style:text-properties style:text-scale="110%" fo:font-size="9pt" style:font-size-asian="9pt"/>
    </style:style>
    <style:style style:name="T301" style:parent-style-name="Fonteparág.padrão" style:family="text">
      <style:text-properties fo:letter-spacing="0.0013in" style:text-scale="110%" fo:font-size="9pt" style:font-size-asian="9pt"/>
    </style:style>
    <style:style style:name="T302" style:parent-style-name="Fonteparág.padrão" style:family="text">
      <style:text-properties style:text-scale="110%" fo:font-size="9pt" style:font-size-asian="9pt"/>
    </style:style>
    <style:style style:name="P303" style:parent-style-name="ParágrafodaLista" style:family="paragraph">
      <style:paragraph-properties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304" style:parent-style-name="Fonteparág.padrão" style:family="text">
      <style:text-properties fo:letter-spacing="-0.0006in" style:text-scale="115%" fo:font-size="9pt" style:font-size-asian="9pt"/>
    </style:style>
    <style:style style:name="T305" style:parent-style-name="Fonteparág.padrão" style:family="text">
      <style:text-properties fo:letter-spacing="-0.0104in" style:text-scale="115%" fo:font-size="9pt" style:font-size-asian="9pt"/>
    </style:style>
    <style:style style:name="T306" style:parent-style-name="Fonteparág.padrão" style:family="text">
      <style:text-properties style:text-scale="115%" fo:font-size="9pt" style:font-size-asian="9pt"/>
    </style:style>
    <style:style style:name="T307" style:parent-style-name="Fonteparág.padrão" style:family="text">
      <style:text-properties fo:letter-spacing="-0.0104in" style:text-scale="115%" fo:font-size="9pt" style:font-size-asian="9pt"/>
    </style:style>
    <style:style style:name="T308" style:parent-style-name="Fonteparág.padrão" style:family="text">
      <style:text-properties style:text-scale="115%" fo:font-size="9pt" style:font-size-asian="9pt"/>
    </style:style>
    <style:style style:name="T309" style:parent-style-name="Fonteparág.padrão" style:family="text">
      <style:text-properties fo:letter-spacing="-0.0083in" style:text-scale="115%" fo:font-size="9pt" style:font-size-asian="9pt"/>
    </style:style>
    <style:style style:name="T310" style:parent-style-name="Fonteparág.padrão" style:family="text">
      <style:text-properties style:text-scale="115%" fo:font-size="9pt" style:font-size-asian="9pt"/>
    </style:style>
    <style:style style:name="T311" style:parent-style-name="Fonteparág.padrão" style:family="text">
      <style:text-properties fo:letter-spacing="-0.0104in" style:text-scale="115%" fo:font-size="9pt" style:font-size-asian="9pt"/>
    </style:style>
    <style:style style:name="T312" style:parent-style-name="Fonteparág.padrão" style:family="text">
      <style:text-properties style:text-scale="115%" fo:font-size="9pt" style:font-size-asian="9pt"/>
    </style:style>
    <style:style style:name="T313" style:parent-style-name="Fonteparág.padrão" style:family="text">
      <style:text-properties fo:letter-spacing="-0.009in" style:text-scale="115%" fo:font-size="9pt" style:font-size-asian="9pt"/>
    </style:style>
    <style:style style:name="T314" style:parent-style-name="Fonteparág.padrão" style:family="text">
      <style:text-properties style:text-scale="115%" fo:font-size="9pt" style:font-size-asian="9pt"/>
    </style:style>
    <style:style style:name="T315" style:parent-style-name="Fonteparág.padrão" style:family="text">
      <style:text-properties fo:letter-spacing="-0.0104in" style:text-scale="115%" fo:font-size="9pt" style:font-size-asian="9pt"/>
    </style:style>
    <style:style style:name="T316" style:parent-style-name="Fonteparág.padrão" style:family="text">
      <style:text-properties style:text-scale="115%" fo:font-size="9pt" style:font-size-asian="9pt"/>
    </style:style>
    <style:style style:name="P317" style:parent-style-name="ParágrafodaLista" style:family="paragraph">
      <style:paragraph-properties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318" style:parent-style-name="Fonteparág.padrão" style:family="text">
      <style:text-properties fo:letter-spacing="-0.0006in" style:text-scale="115%" fo:font-size="9pt" style:font-size-asian="9pt"/>
    </style:style>
    <style:style style:name="T319" style:parent-style-name="Fonteparág.padrão" style:family="text">
      <style:text-properties fo:letter-spacing="-0.0083in" style:text-scale="115%" fo:font-size="9pt" style:font-size-asian="9pt"/>
    </style:style>
    <style:style style:name="T320" style:parent-style-name="Fonteparág.padrão" style:family="text">
      <style:text-properties fo:letter-spacing="-0.0006in" style:text-scale="115%" fo:font-size="9pt" style:font-size-asian="9pt"/>
    </style:style>
    <style:style style:name="T321" style:parent-style-name="Fonteparág.padrão" style:family="text">
      <style:text-properties fo:letter-spacing="-0.009in" style:text-scale="115%" fo:font-size="9pt" style:font-size-asian="9pt"/>
    </style:style>
    <style:style style:name="T322" style:parent-style-name="Fonteparág.padrão" style:family="text">
      <style:text-properties fo:letter-spacing="-0.0006in" style:text-scale="115%" fo:font-size="9pt" style:font-size-asian="9pt"/>
    </style:style>
    <style:style style:name="P323" style:parent-style-name="ParágrafodaLista" style:family="paragraph">
      <style:paragraph-properties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324" style:parent-style-name="Fonteparág.padrão" style:family="text">
      <style:text-properties style:text-scale="110%" fo:font-size="9pt" style:font-size-asian="9pt"/>
    </style:style>
    <style:style style:name="T325" style:parent-style-name="Fonteparág.padrão" style:family="text">
      <style:text-properties fo:letter-spacing="0.0076in" style:text-scale="110%" fo:font-size="9pt" style:font-size-asian="9pt"/>
    </style:style>
    <style:style style:name="T326" style:parent-style-name="Fonteparág.padrão" style:family="text">
      <style:text-properties style:text-scale="110%" fo:font-size="9pt" style:font-size-asian="9pt"/>
    </style:style>
    <style:style style:name="T327" style:parent-style-name="Fonteparág.padrão" style:family="text">
      <style:text-properties fo:letter-spacing="0.0055in" style:text-scale="110%" fo:font-size="9pt" style:font-size-asian="9pt"/>
    </style:style>
    <style:style style:name="T328" style:parent-style-name="Fonteparág.padrão" style:family="text">
      <style:text-properties style:text-scale="110%" fo:font-size="9pt" style:font-size-asian="9pt"/>
    </style:style>
    <style:style style:name="P329" style:parent-style-name="ParágrafodaLista" style:family="paragraph">
      <style:paragraph-properties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330" style:parent-style-name="Fonteparág.padrão" style:family="text">
      <style:text-properties style:text-scale="115%" fo:font-size="9pt" style:font-size-asian="9pt"/>
    </style:style>
    <style:style style:name="P331" style:parent-style-name="ParágrafodaLista" style:family="paragraph">
      <style:paragraph-properties fo:line-height="0.1527in"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332" style:parent-style-name="Fonteparág.padrão" style:family="text">
      <style:text-properties fo:letter-spacing="-0.0006in" style:text-scale="115%" fo:font-size="9pt" style:font-size-asian="9pt"/>
    </style:style>
    <style:style style:name="T333" style:parent-style-name="Fonteparág.padrão" style:family="text">
      <style:text-properties fo:letter-spacing="-0.0083in" style:text-scale="115%" fo:font-size="9pt" style:font-size-asian="9pt"/>
    </style:style>
    <style:style style:name="T334" style:parent-style-name="Fonteparág.padrão" style:family="text">
      <style:text-properties style:text-scale="115%" fo:font-size="9pt" style:font-size-asian="9pt"/>
    </style:style>
    <style:style style:name="T335" style:parent-style-name="Fonteparág.padrão" style:family="text">
      <style:text-properties fo:letter-spacing="-0.009in" style:text-scale="115%" fo:font-size="9pt" style:font-size-asian="9pt"/>
    </style:style>
    <style:style style:name="T336" style:parent-style-name="Fonteparág.padrão" style:family="text">
      <style:text-properties style:text-scale="115%" fo:font-size="9pt" style:font-size-asian="9pt"/>
    </style:style>
    <style:style style:name="T337" style:parent-style-name="Fonteparág.padrão" style:family="text">
      <style:text-properties fo:letter-spacing="-0.0083in" style:text-scale="115%" fo:font-size="9pt" style:font-size-asian="9pt"/>
    </style:style>
    <style:style style:name="T338" style:parent-style-name="Fonteparág.padrão" style:family="text">
      <style:text-properties style:text-scale="115%" fo:font-size="9pt" style:font-size-asian="9pt"/>
    </style:style>
    <style:style style:name="T339" style:parent-style-name="Fonteparág.padrão" style:family="text">
      <style:text-properties fo:letter-spacing="-0.009in" style:text-scale="115%" fo:font-size="9pt" style:font-size-asian="9pt"/>
    </style:style>
    <style:style style:name="T340" style:parent-style-name="Fonteparág.padrão" style:family="text">
      <style:text-properties style:text-scale="115%" fo:font-size="9pt" style:font-size-asian="9pt"/>
    </style:style>
    <style:style style:name="T341" style:parent-style-name="Fonteparág.padrão" style:family="text">
      <style:text-properties fo:letter-spacing="-0.009in" style:text-scale="115%" fo:font-size="9pt" style:font-size-asian="9pt"/>
    </style:style>
    <style:style style:name="T342" style:parent-style-name="Fonteparág.padrão" style:family="text">
      <style:text-properties style:text-scale="115%" fo:font-size="9pt" style:font-size-asian="9pt"/>
    </style:style>
    <style:style style:name="P343" style:parent-style-name="ParágrafodaLista" style:family="paragraph">
      <style:paragraph-properties fo:line-height="0.1527in" fo:margin-left="1.5902in" fo:text-indent="0in">
        <style:tab-stops>
          <style:tab-stop style:type="left" style:position="1.5895in"/>
          <style:tab-stop style:type="left" style:position="1.5902in"/>
        </style:tab-stops>
      </style:paragraph-properties>
    </style:style>
    <style:style style:name="P344" style:parent-style-name="Título1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.0131in"/>
    </style:style>
    <style:style style:name="T345" style:parent-style-name="Fonteparág.padrão" style:family="text">
      <style:text-properties fo:color="#1E487C" style:text-scale="115%"/>
    </style:style>
    <style:style style:name="T346" style:parent-style-name="Fonteparág.padrão" style:family="text">
      <style:text-properties fo:color="#1E487C" fo:letter-spacing="-0.0083in" style:text-scale="115%"/>
    </style:style>
    <style:style style:name="T347" style:parent-style-name="Fonteparág.padrão" style:family="text">
      <style:text-properties fo:color="#1E487C" style:text-scale="115%"/>
    </style:style>
    <style:style style:name="T348" style:parent-style-name="Fonteparág.padrão" style:family="text">
      <style:text-properties fo:color="#1E487C" fo:letter-spacing="-0.009in" style:text-scale="115%"/>
    </style:style>
    <style:style style:name="T349" style:parent-style-name="Fonteparág.padrão" style:family="text">
      <style:text-properties fo:color="#1E487C" style:text-scale="115%"/>
    </style:style>
    <style:style style:name="P350" style:parent-style-name="ParágrafodaLista" style:family="paragraph">
      <style:paragraph-properties fo:line-height="100%"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351" style:parent-style-name="Fonteparág.padrão" style:family="text">
      <style:text-properties style:text-scale="115%" fo:font-size="10pt" style:font-size-asian="10pt"/>
    </style:style>
    <style:style style:name="T352" style:parent-style-name="Fonteparág.padrão" style:family="text">
      <style:text-properties fo:letter-spacing="-0.0111in" style:text-scale="115%" fo:font-size="10pt" style:font-size-asian="10pt"/>
    </style:style>
    <style:style style:name="T353" style:parent-style-name="Fonteparág.padrão" style:family="text">
      <style:text-properties style:text-scale="115%" fo:font-size="10pt" style:font-size-asian="10pt"/>
    </style:style>
    <style:style style:name="T354" style:parent-style-name="Fonteparág.padrão" style:family="text">
      <style:text-properties fo:letter-spacing="-0.0118in" style:text-scale="115%" fo:font-size="10pt" style:font-size-asian="10pt"/>
    </style:style>
    <style:style style:name="T355" style:parent-style-name="Fonteparág.padrão" style:family="text">
      <style:text-properties style:text-scale="115%" fo:font-size="10pt" style:font-size-asian="10pt"/>
    </style:style>
    <style:style style:name="T356" style:parent-style-name="Fonteparág.padrão" style:family="text">
      <style:text-properties fo:letter-spacing="-0.0118in" style:text-scale="115%" fo:font-size="10pt" style:font-size-asian="10pt"/>
    </style:style>
    <style:style style:name="T357" style:parent-style-name="Fonteparág.padrão" style:family="text">
      <style:text-properties style:text-scale="115%" fo:font-size="10pt" style:font-size-asian="10pt"/>
    </style:style>
    <style:style style:name="T358" style:parent-style-name="Fonteparág.padrão" style:family="text">
      <style:text-properties fo:letter-spacing="-0.0111in" style:text-scale="115%" fo:font-size="10pt" style:font-size-asian="10pt"/>
    </style:style>
    <style:style style:name="T359" style:parent-style-name="Fonteparág.padrão" style:family="text">
      <style:text-properties style:text-scale="115%" fo:font-size="10pt" style:font-size-asian="10pt"/>
    </style:style>
    <style:style style:name="T360" style:parent-style-name="Fonteparág.padrão" style:family="text">
      <style:text-properties fo:letter-spacing="-0.0118in" style:text-scale="115%" fo:font-size="10pt" style:font-size-asian="10pt"/>
    </style:style>
    <style:style style:name="T361" style:parent-style-name="Fonteparág.padrão" style:family="text">
      <style:text-properties style:text-scale="115%" fo:font-size="10pt" style:font-size-asian="10pt"/>
    </style:style>
    <style:style style:name="T362" style:parent-style-name="Fonteparág.padrão" style:family="text">
      <style:text-properties fo:letter-spacing="-0.0104in" style:text-scale="115%" fo:font-size="10pt" style:font-size-asian="10pt"/>
    </style:style>
    <style:style style:name="T363" style:parent-style-name="Fonteparág.padrão" style:family="text">
      <style:text-properties style:text-scale="115%" fo:font-size="10pt" style:font-size-asian="10pt"/>
    </style:style>
    <style:style style:name="P364" style:parent-style-name="ParágrafodaLista" style:family="paragraph">
      <style:paragraph-properties fo:margin-top="0.0076in" fo:line-height="100%"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365" style:parent-style-name="Fonteparág.padrão" style:family="text">
      <style:text-properties style:text-scale="110%" fo:font-size="10pt" style:font-size-asian="10pt"/>
    </style:style>
    <style:style style:name="T366" style:parent-style-name="Fonteparág.padrão" style:family="text">
      <style:text-properties fo:letter-spacing="0.0062in" style:text-scale="110%" fo:font-size="10pt" style:font-size-asian="10pt"/>
    </style:style>
    <style:style style:name="T367" style:parent-style-name="Fonteparág.padrão" style:family="text">
      <style:text-properties style:text-scale="110%" fo:font-size="10pt" style:font-size-asian="10pt"/>
    </style:style>
    <style:style style:name="T368" style:parent-style-name="Fonteparág.padrão" style:family="text">
      <style:text-properties fo:letter-spacing="0.0055in" style:text-scale="110%" fo:font-size="10pt" style:font-size-asian="10pt"/>
    </style:style>
    <style:style style:name="T369" style:parent-style-name="Fonteparág.padrão" style:family="text">
      <style:text-properties style:text-scale="110%" fo:font-size="10pt" style:font-size-asian="10pt"/>
    </style:style>
    <style:style style:name="T370" style:parent-style-name="Fonteparág.padrão" style:family="text">
      <style:text-properties fo:letter-spacing="0.0041in" style:text-scale="110%" fo:font-size="10pt" style:font-size-asian="10pt"/>
    </style:style>
    <style:style style:name="T371" style:parent-style-name="Fonteparág.padrão" style:family="text">
      <style:text-properties style:text-scale="110%" fo:font-size="10pt" style:font-size-asian="10pt"/>
    </style:style>
    <style:style style:name="T372" style:parent-style-name="Fonteparág.padrão" style:family="text">
      <style:text-properties fo:letter-spacing="0.0062in" style:text-scale="110%" fo:font-size="10pt" style:font-size-asian="10pt"/>
    </style:style>
    <style:style style:name="T373" style:parent-style-name="Fonteparág.padrão" style:family="text">
      <style:text-properties style:text-scale="110%" fo:font-size="10pt" style:font-size-asian="10pt"/>
    </style:style>
    <style:style style:name="T374" style:parent-style-name="Fonteparág.padrão" style:family="text">
      <style:text-properties fo:letter-spacing="0.0062in" style:text-scale="110%" fo:font-size="10pt" style:font-size-asian="10pt"/>
    </style:style>
    <style:style style:name="T375" style:parent-style-name="Fonteparág.padrão" style:family="text">
      <style:text-properties style:text-scale="110%" fo:font-size="10pt" style:font-size-asian="10pt"/>
    </style:style>
    <style:style style:name="T376" style:parent-style-name="Fonteparág.padrão" style:family="text">
      <style:text-properties fo:letter-spacing="0.0041in" style:text-scale="110%" fo:font-size="10pt" style:font-size-asian="10pt"/>
    </style:style>
    <style:style style:name="T377" style:parent-style-name="Fonteparág.padrão" style:family="text">
      <style:text-properties style:text-scale="110%" fo:font-size="10pt" style:font-size-asian="10pt"/>
    </style:style>
    <style:style style:name="P378" style:parent-style-name="Textbody" style:family="paragraph">
      <style:paragraph-properties fo:margin-top="0.0006in" fo:margin-bottom="0in" fo:line-height="100%"/>
    </style:style>
    <style:style style:name="P379" style:parent-style-name="Título1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380" style:parent-style-name="Fonteparág.padrão" style:family="text">
      <style:text-properties fo:color="#1E487C" style:text-scale="115%"/>
    </style:style>
    <style:style style:name="T381" style:parent-style-name="Fonteparág.padrão" style:family="text">
      <style:text-properties fo:color="#1E487C" fo:letter-spacing="0.0243in" style:text-scale="115%"/>
    </style:style>
    <style:style style:name="T382" style:parent-style-name="Fonteparág.padrão" style:family="text">
      <style:text-properties fo:color="#1E487C" style:text-scale="115%"/>
    </style:style>
    <style:style style:name="P383" style:parent-style-name="ParágrafodaLista" style:family="paragraph">
      <style:paragraph-properties fo:line-height="100%"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384" style:parent-style-name="Fonteparág.padrão" style:family="text">
      <style:text-properties style:text-scale="115%" fo:font-size="10pt" style:font-size-asian="10pt"/>
    </style:style>
    <style:style style:name="T385" style:parent-style-name="Fonteparág.padrão" style:family="text">
      <style:text-properties fo:letter-spacing="-0.0083in" style:text-scale="115%" fo:font-size="10pt" style:font-size-asian="10pt"/>
    </style:style>
    <style:style style:name="T386" style:parent-style-name="Fonteparág.padrão" style:family="text">
      <style:text-properties style:text-scale="115%" fo:font-size="10pt" style:font-size-asian="10pt"/>
    </style:style>
    <style:style style:name="T387" style:parent-style-name="Fonteparág.padrão" style:family="text">
      <style:text-properties fo:letter-spacing="-0.009in" style:text-scale="115%" fo:font-size="10pt" style:font-size-asian="10pt"/>
    </style:style>
    <style:style style:name="T388" style:parent-style-name="Fonteparág.padrão" style:family="text">
      <style:text-properties style:text-scale="115%" fo:font-size="10pt" style:font-size-asian="10pt"/>
    </style:style>
    <style:style style:name="T389" style:parent-style-name="Fonteparág.padrão" style:family="text">
      <style:text-properties fo:letter-spacing="-0.0083in" style:text-scale="115%" fo:font-size="10pt" style:font-size-asian="10pt"/>
    </style:style>
    <style:style style:name="T390" style:parent-style-name="Fonteparág.padrão" style:family="text">
      <style:text-properties style:text-scale="115%" fo:font-size="10pt" style:font-size-asian="10pt"/>
    </style:style>
    <style:style style:name="T391" style:parent-style-name="Fonteparág.padrão" style:family="text">
      <style:text-properties fo:letter-spacing="-0.0083in" style:text-scale="115%" fo:font-size="10pt" style:font-size-asian="10pt"/>
    </style:style>
    <style:style style:name="T392" style:parent-style-name="Fonteparág.padrão" style:family="text">
      <style:text-properties style:text-scale="115%" fo:font-size="10pt" style:font-size-asian="10pt"/>
    </style:style>
    <style:style style:name="T393" style:parent-style-name="Fonteparág.padrão" style:family="text">
      <style:text-properties fo:letter-spacing="-0.0097in" style:text-scale="115%" fo:font-size="10pt" style:font-size-asian="10pt"/>
    </style:style>
    <style:style style:name="T394" style:parent-style-name="Fonteparág.padrão" style:family="text">
      <style:text-properties style:text-scale="115%" fo:font-size="10pt" style:font-size-asian="10pt"/>
    </style:style>
    <style:style style:name="T395" style:parent-style-name="Fonteparág.padrão" style:family="text">
      <style:text-properties fo:letter-spacing="-0.0076in" style:text-scale="115%" fo:font-size="10pt" style:font-size-asian="10pt"/>
    </style:style>
    <style:style style:name="T396" style:parent-style-name="Fonteparág.padrão" style:family="text">
      <style:text-properties style:text-scale="115%" fo:font-size="10pt" style:font-size-asian="10pt"/>
    </style:style>
    <style:style style:name="T397" style:parent-style-name="Fonteparág.padrão" style:family="text">
      <style:text-properties fo:letter-spacing="-0.009in" style:text-scale="115%" fo:font-size="10pt" style:font-size-asian="10pt"/>
    </style:style>
    <style:style style:name="T398" style:parent-style-name="Fonteparág.padrão" style:family="text">
      <style:text-properties style:text-scale="115%" fo:font-size="10pt" style:font-size-asian="10pt"/>
    </style:style>
    <style:style style:name="T399" style:parent-style-name="Fonteparág.padrão" style:family="text">
      <style:text-properties fo:letter-spacing="-0.0083in" style:text-scale="115%" fo:font-size="10pt" style:font-size-asian="10pt"/>
    </style:style>
    <style:style style:name="T400" style:parent-style-name="Fonteparág.padrão" style:family="text">
      <style:text-properties style:text-scale="115%" fo:font-size="10pt" style:font-size-asian="10pt"/>
    </style:style>
    <style:style style:name="T401" style:parent-style-name="Fonteparág.padrão" style:family="text">
      <style:text-properties fo:letter-spacing="-0.009in" style:text-scale="115%" fo:font-size="10pt" style:font-size-asian="10pt"/>
    </style:style>
    <style:style style:name="T402" style:parent-style-name="Fonteparág.padrão" style:family="text">
      <style:text-properties style:text-scale="115%" fo:font-size="10pt" style:font-size-asian="10pt"/>
    </style:style>
    <style:style style:name="T403" style:parent-style-name="Fonteparág.padrão" style:family="text">
      <style:text-properties fo:letter-spacing="-0.009in" style:text-scale="115%" fo:font-size="10pt" style:font-size-asian="10pt"/>
    </style:style>
    <style:style style:name="T404" style:parent-style-name="Fonteparág.padrão" style:family="text">
      <style:text-properties style:text-scale="115%" fo:font-size="10pt" style:font-size-asian="10pt"/>
    </style:style>
    <style:style style:name="P405" style:parent-style-name="Textbody" style:family="paragraph">
      <style:paragraph-properties fo:margin-top="0.0006in" fo:margin-bottom="0in" fo:line-height="100%"/>
      <style:text-properties fo:font-size="11pt" style:font-size-asian="11pt"/>
    </style:style>
    <style:style style:name="P406" style:parent-style-name="Título1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.0152in"/>
    </style:style>
    <style:style style:name="T407" style:parent-style-name="Fonteparág.padrão" style:family="text">
      <style:text-properties fo:color="#1E487C" style:text-scale="115%"/>
    </style:style>
    <style:style style:name="T408" style:parent-style-name="Fonteparág.padrão" style:family="text">
      <style:text-properties fo:color="#1E487C" fo:letter-spacing="0.0062in" style:text-scale="115%"/>
    </style:style>
    <style:style style:name="T409" style:parent-style-name="Fonteparág.padrão" style:family="text">
      <style:text-properties fo:color="#1E487C" style:text-scale="115%"/>
    </style:style>
    <style:style style:name="T410" style:parent-style-name="Fonteparág.padrão" style:family="text">
      <style:text-properties fo:color="#1E487C" fo:letter-spacing="0.0062in" style:text-scale="115%"/>
    </style:style>
    <style:style style:name="T411" style:parent-style-name="Fonteparág.padrão" style:family="text">
      <style:text-properties fo:color="#1E487C" style:text-scale="115%"/>
    </style:style>
    <style:style style:name="T412" style:parent-style-name="Fonteparág.padrão" style:family="text">
      <style:text-properties fo:color="#1E487C" fo:letter-spacing="0.0062in" style:text-scale="115%"/>
    </style:style>
    <style:style style:name="T413" style:parent-style-name="Fonteparág.padrão" style:family="text">
      <style:text-properties fo:color="#1E487C" style:text-scale="115%"/>
    </style:style>
    <style:style style:name="P414" style:parent-style-name="ParágrafodaLista" style:family="paragraph">
      <style:paragraph-properties fo:line-height="0.1354in"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415" style:parent-style-name="Fonteparág.padrão" style:family="text">
      <style:text-properties style:text-scale="110%" fo:font-size="9pt" style:font-size-asian="9pt"/>
    </style:style>
    <style:style style:name="T416" style:parent-style-name="Fonteparág.padrão" style:family="text">
      <style:text-properties fo:letter-spacing="0.009in" style:text-scale="110%" fo:font-size="9pt" style:font-size-asian="9pt"/>
    </style:style>
    <style:style style:name="T417" style:parent-style-name="Fonteparág.padrão" style:family="text">
      <style:text-properties style:text-scale="110%" fo:font-size="9pt" style:font-size-asian="9pt"/>
    </style:style>
    <style:style style:name="T418" style:parent-style-name="Fonteparág.padrão" style:family="text">
      <style:text-properties fo:letter-spacing="0.0097in" style:text-scale="110%" fo:font-size="9pt" style:font-size-asian="9pt"/>
    </style:style>
    <style:style style:name="T419" style:parent-style-name="Fonteparág.padrão" style:family="text">
      <style:text-properties style:text-scale="110%" fo:font-size="9pt" style:font-size-asian="9pt"/>
    </style:style>
    <style:style style:name="T420" style:parent-style-name="Fonteparág.padrão" style:family="text">
      <style:text-properties fo:letter-spacing="0.0076in" style:text-scale="110%" fo:font-size="9pt" style:font-size-asian="9pt"/>
    </style:style>
    <style:style style:name="T421" style:parent-style-name="Fonteparág.padrão" style:family="text">
      <style:text-properties style:text-scale="110%" fo:font-size="9pt" style:font-size-asian="9pt"/>
    </style:style>
    <style:style style:name="T422" style:parent-style-name="Fonteparág.padrão" style:family="text">
      <style:text-properties fo:letter-spacing="0.0076in" style:text-scale="110%" fo:font-size="9pt" style:font-size-asian="9pt"/>
    </style:style>
    <style:style style:name="T423" style:parent-style-name="Fonteparág.padrão" style:family="text">
      <style:text-properties style:text-scale="110%" fo:font-size="9pt" style:font-size-asian="9pt"/>
    </style:style>
    <style:style style:name="T424" style:parent-style-name="Fonteparág.padrão" style:family="text">
      <style:text-properties fo:letter-spacing="0.0083in" style:text-scale="110%" fo:font-size="9pt" style:font-size-asian="9pt"/>
    </style:style>
    <style:style style:name="T425" style:parent-style-name="Fonteparág.padrão" style:family="text">
      <style:text-properties style:text-scale="110%" fo:font-size="9pt" style:font-size-asian="9pt"/>
    </style:style>
    <style:style style:name="T426" style:parent-style-name="Fonteparág.padrão" style:family="text">
      <style:text-properties fo:letter-spacing="0.0097in" style:text-scale="110%" fo:font-size="9pt" style:font-size-asian="9pt"/>
    </style:style>
    <style:style style:name="T427" style:parent-style-name="Fonteparág.padrão" style:family="text">
      <style:text-properties style:text-scale="110%" fo:font-size="9pt" style:font-size-asian="9pt"/>
    </style:style>
    <style:style style:name="T428" style:parent-style-name="Fonteparág.padrão" style:family="text">
      <style:text-properties fo:letter-spacing="0.0076in" style:text-scale="110%" fo:font-size="9pt" style:font-size-asian="9pt"/>
    </style:style>
    <style:style style:name="T429" style:parent-style-name="Fonteparág.padrão" style:family="text">
      <style:text-properties style:text-scale="110%" fo:font-size="9pt" style:font-size-asian="9pt"/>
    </style:style>
    <style:style style:name="P430" style:parent-style-name="ParágrafodaLista" style:family="paragraph">
      <style:paragraph-properties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431" style:parent-style-name="Fonteparág.padrão" style:family="text">
      <style:text-properties style:text-scale="115%" fo:font-size="9pt" style:font-size-asian="9pt"/>
    </style:style>
    <style:style style:name="T432" style:parent-style-name="Fonteparág.padrão" style:family="text">
      <style:text-properties fo:letter-spacing="-0.0041in" style:text-scale="115%" fo:font-size="9pt" style:font-size-asian="9pt"/>
    </style:style>
    <style:style style:name="T433" style:parent-style-name="Fonteparág.padrão" style:family="text">
      <style:text-properties style:text-scale="115%" fo:font-size="9pt" style:font-size-asian="9pt"/>
    </style:style>
    <style:style style:name="T434" style:parent-style-name="Fonteparág.padrão" style:family="text">
      <style:text-properties fo:letter-spacing="-0.0034in" style:text-scale="115%" fo:font-size="9pt" style:font-size-asian="9pt"/>
    </style:style>
    <style:style style:name="T435" style:parent-style-name="Fonteparág.padrão" style:family="text">
      <style:text-properties style:text-scale="115%" fo:font-size="9pt" style:font-size-asian="9pt"/>
    </style:style>
    <style:style style:name="T436" style:parent-style-name="Fonteparág.padrão" style:family="text">
      <style:text-properties fo:letter-spacing="-0.002in" style:text-scale="115%" fo:font-size="9pt" style:font-size-asian="9pt"/>
    </style:style>
    <style:style style:name="T437" style:parent-style-name="Fonteparág.padrão" style:family="text">
      <style:text-properties style:text-scale="115%" fo:font-size="9pt" style:font-size-asian="9pt"/>
    </style:style>
    <style:style style:name="T438" style:parent-style-name="Fonteparág.padrão" style:family="text">
      <style:text-properties fo:letter-spacing="-0.0027in" style:text-scale="115%" fo:font-size="9pt" style:font-size-asian="9pt"/>
    </style:style>
    <style:style style:name="T439" style:parent-style-name="Fonteparág.padrão" style:family="text">
      <style:text-properties style:text-scale="115%" fo:font-size="9pt" style:font-size-asian="9pt"/>
    </style:style>
    <style:style style:name="T440" style:parent-style-name="Fonteparág.padrão" style:family="text">
      <style:text-properties fo:letter-spacing="-0.0027in" style:text-scale="115%" fo:font-size="9pt" style:font-size-asian="9pt"/>
    </style:style>
    <style:style style:name="T441" style:parent-style-name="Fonteparág.padrão" style:family="text">
      <style:text-properties style:text-scale="115%" fo:font-size="9pt" style:font-size-asian="9pt"/>
    </style:style>
    <style:style style:name="T442" style:parent-style-name="Fonteparág.padrão" style:family="text">
      <style:text-properties fo:letter-spacing="-0.0034in" style:text-scale="115%" fo:font-size="9pt" style:font-size-asian="9pt"/>
    </style:style>
    <style:style style:name="T443" style:parent-style-name="Fonteparág.padrão" style:family="text">
      <style:text-properties style:text-scale="115%" fo:font-size="9pt" style:font-size-asian="9pt"/>
    </style:style>
    <style:style style:name="T444" style:parent-style-name="Fonteparág.padrão" style:family="text">
      <style:text-properties fo:letter-spacing="-0.0034in" style:text-scale="115%" fo:font-size="9pt" style:font-size-asian="9pt"/>
    </style:style>
    <style:style style:name="T445" style:parent-style-name="Fonteparág.padrão" style:family="text">
      <style:text-properties style:text-scale="115%" fo:font-size="9pt" style:font-size-asian="9pt"/>
    </style:style>
    <style:style style:name="T446" style:parent-style-name="Fonteparág.padrão" style:family="text">
      <style:text-properties fo:letter-spacing="-0.0034in" style:text-scale="115%" fo:font-size="9pt" style:font-size-asian="9pt"/>
    </style:style>
    <style:style style:name="T447" style:parent-style-name="Fonteparág.padrão" style:family="text">
      <style:text-properties style:text-scale="115%" fo:font-size="9pt" style:font-size-asian="9pt"/>
    </style:style>
    <style:style style:name="T448" style:parent-style-name="Fonteparág.padrão" style:family="text">
      <style:text-properties fo:letter-spacing="-0.0034in" style:text-scale="115%" fo:font-size="9pt" style:font-size-asian="9pt"/>
    </style:style>
    <style:style style:name="T449" style:parent-style-name="Fonteparág.padrão" style:family="text">
      <style:text-properties style:text-scale="115%" fo:font-size="9pt" style:font-size-asian="9pt"/>
    </style:style>
    <style:style style:name="P450" style:parent-style-name="ParágrafodaLista" style:family="paragraph">
      <style:paragraph-properties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451" style:parent-style-name="Fonteparág.padrão" style:family="text">
      <style:text-properties style:text-scale="115%" fo:font-size="9pt" style:font-size-asian="9pt"/>
    </style:style>
    <style:style style:name="T452" style:parent-style-name="Fonteparág.padrão" style:family="text">
      <style:text-properties fo:letter-spacing="-0.0055in" style:text-scale="115%" fo:font-size="9pt" style:font-size-asian="9pt"/>
    </style:style>
    <style:style style:name="T453" style:parent-style-name="Fonteparág.padrão" style:family="text">
      <style:text-properties style:text-scale="115%" fo:font-size="9pt" style:font-size-asian="9pt"/>
    </style:style>
    <style:style style:name="T454" style:parent-style-name="Fonteparág.padrão" style:family="text">
      <style:text-properties fo:letter-spacing="-0.0055in" style:text-scale="115%" fo:font-size="9pt" style:font-size-asian="9pt"/>
    </style:style>
    <style:style style:name="T455" style:parent-style-name="Fonteparág.padrão" style:family="text">
      <style:text-properties style:text-scale="115%" fo:font-size="9pt" style:font-size-asian="9pt"/>
    </style:style>
    <style:style style:name="T456" style:parent-style-name="Fonteparág.padrão" style:family="text">
      <style:text-properties fo:letter-spacing="-0.0055in" style:text-scale="115%" fo:font-size="9pt" style:font-size-asian="9pt"/>
    </style:style>
    <style:style style:name="T457" style:parent-style-name="Fonteparág.padrão" style:family="text">
      <style:text-properties style:text-scale="115%" fo:font-size="9pt" style:font-size-asian="9pt"/>
    </style:style>
    <style:style style:name="T458" style:parent-style-name="Fonteparág.padrão" style:family="text">
      <style:text-properties fo:letter-spacing="-0.0048in" style:text-scale="115%" fo:font-size="9pt" style:font-size-asian="9pt"/>
    </style:style>
    <style:style style:name="T459" style:parent-style-name="Fonteparág.padrão" style:family="text">
      <style:text-properties style:text-scale="115%" fo:font-size="9pt" style:font-size-asian="9pt"/>
    </style:style>
    <style:style style:name="T460" style:parent-style-name="Fonteparág.padrão" style:family="text">
      <style:text-properties fo:letter-spacing="-0.0062in" style:text-scale="115%" fo:font-size="9pt" style:font-size-asian="9pt"/>
    </style:style>
    <style:style style:name="T461" style:parent-style-name="Fonteparág.padrão" style:family="text">
      <style:text-properties style:text-scale="115%" fo:font-size="9pt" style:font-size-asian="9pt"/>
    </style:style>
    <style:style style:name="T462" style:parent-style-name="Fonteparág.padrão" style:family="text">
      <style:text-properties fo:letter-spacing="-0.0048in" style:text-scale="115%" fo:font-size="9pt" style:font-size-asian="9pt"/>
    </style:style>
    <style:style style:name="T463" style:parent-style-name="Fonteparág.padrão" style:family="text">
      <style:text-properties style:text-scale="115%" fo:font-size="9pt" style:font-size-asian="9pt"/>
    </style:style>
    <style:style style:name="T464" style:parent-style-name="Fonteparág.padrão" style:family="text">
      <style:text-properties fo:letter-spacing="-0.0062in" style:text-scale="115%" fo:font-size="9pt" style:font-size-asian="9pt"/>
    </style:style>
    <style:style style:name="T465" style:parent-style-name="Fonteparág.padrão" style:family="text">
      <style:text-properties style:text-scale="115%" fo:font-size="9pt" style:font-size-asian="9pt"/>
    </style:style>
    <style:style style:name="P466" style:parent-style-name="ParágrafodaLista" style:family="paragraph">
      <style:paragraph-properties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467" style:parent-style-name="Fonteparág.padrão" style:family="text">
      <style:text-properties style:text-scale="115%" fo:font-size="9pt" style:font-size-asian="9pt"/>
    </style:style>
    <style:style style:name="T468" style:parent-style-name="Fonteparág.padrão" style:family="text">
      <style:text-properties fo:letter-spacing="-0.0055in" style:text-scale="115%" fo:font-size="9pt" style:font-size-asian="9pt"/>
    </style:style>
    <style:style style:name="T469" style:parent-style-name="Fonteparág.padrão" style:family="text">
      <style:text-properties style:text-scale="115%" fo:font-size="9pt" style:font-size-asian="9pt"/>
    </style:style>
    <style:style style:name="T470" style:parent-style-name="Fonteparág.padrão" style:family="text">
      <style:text-properties fo:letter-spacing="-0.0062in" style:text-scale="115%" fo:font-size="9pt" style:font-size-asian="9pt"/>
    </style:style>
    <style:style style:name="T471" style:parent-style-name="Fonteparág.padrão" style:family="text">
      <style:text-properties style:text-scale="115%" fo:font-size="9pt" style:font-size-asian="9pt"/>
    </style:style>
    <style:style style:name="T472" style:parent-style-name="Fonteparág.padrão" style:family="text">
      <style:text-properties fo:letter-spacing="-0.0055in" style:text-scale="115%" fo:font-size="9pt" style:font-size-asian="9pt"/>
    </style:style>
    <style:style style:name="T473" style:parent-style-name="Fonteparág.padrão" style:family="text">
      <style:text-properties style:text-scale="115%" fo:font-size="9pt" style:font-size-asian="9pt"/>
    </style:style>
    <style:style style:name="T474" style:parent-style-name="Fonteparág.padrão" style:family="text">
      <style:text-properties fo:letter-spacing="-0.0083in" style:text-scale="115%" fo:font-size="9pt" style:font-size-asian="9pt"/>
    </style:style>
    <style:style style:name="T475" style:parent-style-name="Fonteparág.padrão" style:family="text">
      <style:text-properties style:text-scale="115%" fo:font-size="9pt" style:font-size-asian="9pt"/>
    </style:style>
    <style:style style:name="T476" style:parent-style-name="Fonteparág.padrão" style:family="text">
      <style:text-properties fo:letter-spacing="-0.0055in" style:text-scale="115%" fo:font-size="9pt" style:font-size-asian="9pt"/>
    </style:style>
    <style:style style:name="T477" style:parent-style-name="Fonteparág.padrão" style:family="text">
      <style:text-properties style:text-scale="115%" fo:font-size="9pt" style:font-size-asian="9pt"/>
    </style:style>
    <style:style style:name="T478" style:parent-style-name="Fonteparág.padrão" style:family="text">
      <style:text-properties fo:letter-spacing="-0.0076in" style:text-scale="115%" fo:font-size="9pt" style:font-size-asian="9pt"/>
    </style:style>
    <style:style style:name="T479" style:parent-style-name="Fonteparág.padrão" style:family="text">
      <style:text-properties style:text-scale="115%" fo:font-size="9pt" style:font-size-asian="9pt"/>
    </style:style>
    <style:style style:name="T480" style:parent-style-name="Fonteparág.padrão" style:family="text">
      <style:text-properties fo:letter-spacing="-0.0069in" style:text-scale="115%" fo:font-size="9pt" style:font-size-asian="9pt"/>
    </style:style>
    <style:style style:name="T481" style:parent-style-name="Fonteparág.padrão" style:family="text">
      <style:text-properties style:text-scale="115%" fo:font-size="9pt" style:font-size-asian="9pt"/>
    </style:style>
    <style:style style:name="T482" style:parent-style-name="Fonteparág.padrão" style:family="text">
      <style:text-properties fo:letter-spacing="-0.0069in" style:text-scale="115%" fo:font-size="9pt" style:font-size-asian="9pt"/>
    </style:style>
    <style:style style:name="T483" style:parent-style-name="Fonteparág.padrão" style:family="text">
      <style:text-properties style:text-scale="115%" fo:font-size="9pt" style:font-size-asian="9pt"/>
    </style:style>
    <style:style style:name="T484" style:parent-style-name="Fonteparág.padrão" style:family="text">
      <style:text-properties fo:letter-spacing="-0.0076in" style:text-scale="115%" fo:font-size="9pt" style:font-size-asian="9pt"/>
    </style:style>
    <style:style style:name="T485" style:parent-style-name="Fonteparág.padrão" style:family="text">
      <style:text-properties style:text-scale="115%" fo:font-size="9pt" style:font-size-asian="9pt"/>
    </style:style>
    <style:style style:name="P486" style:parent-style-name="ParágrafodaLista" style:family="paragraph">
      <style:paragraph-properties fo:line-height="0.1527in"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487" style:parent-style-name="Fonteparág.padrão" style:family="text">
      <style:text-properties style:text-scale="115%" fo:font-size="9pt" style:font-size-asian="9pt"/>
    </style:style>
    <style:style style:name="T488" style:parent-style-name="Fonteparág.padrão" style:family="text">
      <style:text-properties fo:letter-spacing="-0.0027in" style:text-scale="115%" fo:font-size="9pt" style:font-size-asian="9pt"/>
    </style:style>
    <style:style style:name="T489" style:parent-style-name="Fonteparág.padrão" style:family="text">
      <style:text-properties style:text-scale="115%" fo:font-size="9pt" style:font-size-asian="9pt"/>
    </style:style>
    <style:style style:name="T490" style:parent-style-name="Fonteparág.padrão" style:family="text">
      <style:text-properties fo:letter-spacing="-0.0034in" style:text-scale="115%" fo:font-size="9pt" style:font-size-asian="9pt"/>
    </style:style>
    <style:style style:name="T491" style:parent-style-name="Fonteparág.padrão" style:family="text">
      <style:text-properties style:text-scale="115%" fo:font-size="9pt" style:font-size-asian="9pt"/>
    </style:style>
    <style:style style:name="T492" style:parent-style-name="Fonteparág.padrão" style:family="text">
      <style:text-properties fo:letter-spacing="-0.0027in" style:text-scale="115%" fo:font-size="9pt" style:font-size-asian="9pt"/>
    </style:style>
    <style:style style:name="T493" style:parent-style-name="Fonteparág.padrão" style:family="text">
      <style:text-properties style:text-scale="115%" fo:font-size="9pt" style:font-size-asian="9pt"/>
    </style:style>
    <style:style style:name="P494" style:parent-style-name="ParágrafodaLista" style:family="paragraph">
      <style:paragraph-properties fo:line-height="0.1527in"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495" style:parent-style-name="Fonteparág.padrão" style:family="text">
      <style:text-properties style:text-scale="115%" fo:font-size="9pt" style:font-size-asian="9pt"/>
    </style:style>
    <style:style style:name="P496" style:parent-style-name="ParágrafodaLista" style:family="paragraph">
      <style:paragraph-properties fo:line-height="0.1527in"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497" style:parent-style-name="Fonteparág.padrão" style:family="text">
      <style:text-properties style:text-scale="115%" fo:font-size="9pt" style:font-size-asian="9pt"/>
    </style:style>
    <style:style style:name="P498" style:parent-style-name="ParágrafodaLista" style:family="paragraph">
      <style:paragraph-properties fo:line-height="0.1527in"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499" style:parent-style-name="Fonteparág.padrão" style:family="text">
      <style:text-properties style:text-scale="115%" fo:font-size="9pt" style:font-size-asian="9pt"/>
    </style:style>
    <style:style style:name="T500" style:parent-style-name="Fonteparág.padrão" style:family="text">
      <style:text-properties style:text-scale="115%" fo:font-size="9pt" style:font-size-asian="9pt"/>
    </style:style>
    <style:style style:name="P501" style:parent-style-name="ParágrafodaLista" style:family="paragraph">
      <style:paragraph-properties fo:line-height="0.1527in">
        <style:tab-stops>
          <style:tab-stop style:type="left" style:position="0.5895in"/>
          <style:tab-stop style:type="left" style:position="0.5902in"/>
        </style:tab-stops>
      </style:paragraph-properties>
    </style:style>
    <style:style style:name="T502" style:parent-style-name="Fonteparág.padrão" style:family="text">
      <style:text-properties style:text-scale="115%" fo:font-size="9pt" style:font-size-asian="9pt"/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#e4e4e4" draw:textarea-vertical-align="top" draw:textarea-horizontal-align="left" draw:opacity="100%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id="id0" draw:style-name="a0" draw:name="Quadro1" text:anchor-type="as-char" svg:x="0in" svg:y="0in" svg:width="6.95903in" svg:height="0.225in" style:rel-width="scale" style:rel-height="scale"><draw:text-box><text:p text:style-name="P2"><text:span text:style-name="T3">Sinvaldo</text:span><text:span text:style-name="T4"><text:s/></text:span><text:span text:style-name="T5">Oliveira</text:span><text:span text:style-name="T6"><text:s/></text:span><text:span text:style-name="T7">Lima Filho</text:span></text:p></draw:text-box><svg:title/><svg:desc/></draw:frame></text:p>
      <text:p text:style-name="P8"><text:span text:style-name="T9">Rua</text:span><text:span text:style-name="T10"><text:s/></text:span><text:span text:style-name="T11">Delegado</text:span><text:span text:style-name="T12"><text:s/></text:span><text:span text:style-name="T13">Ernani</text:span><text:span text:style-name="T14"><text:s/></text:span><text:span text:style-name="T15">Braga</text:span><text:span text:style-name="T16"><text:s/></text:span><text:span text:style-name="T17">N°</text:span><text:span text:style-name="T18"><text:s/></text:span><text:span text:style-name="T19">54</text:span><text:span text:style-name="T20"><text:s/></text:span><text:span text:style-name="T21">–</text:span><text:span text:style-name="T22"><text:s/></text:span><text:span text:style-name="T23">Mooca <text:s text:c="65"/>Solteiro</text:span><text:span text:style-name="T24"><text:s/></text:span><text:span text:style-name="T25">–</text:span><text:span text:style-name="T26"><text:s/></text:span><text:span text:style-name="T27">20</text:span><text:span text:style-name="T28"><text:s/></text:span><text:span text:style-name="T29">anos</text:span></text:p>
      <text:p text:style-name="P30"><text:span text:style-name="T31">CEP</text:span><text:span text:style-name="T32"><text:s/></text:span><text:span text:style-name="T33">03193000</text:span></text:p>
      <text:p text:style-name="P34"><draw:frame draw:z-index="6" draw:style-name="a1" draw:name="image1.png" text:anchor-type="paragraph" svg:x="1.50709in" svg:y="0.04567in" svg:width="0.10354in" svg:height="0.09449in" style:rel-width="scale" style:rel-height="scale"><draw:image xlink:href="media/image1.png" xlink:type="simple" xlink:show="embed" xlink:actuate="onLoad"/><svg:title/><svg:desc/></draw:frame><text:span text:style-name="T35">Contato:</text:span><text:span text:style-name="T36"><text:tab/>(+55) <text:s/>011</text:span><text:span text:style-name="T37"><text:s/></text:span><text:span text:style-name="T38">97760-0151</text:span><text:span text:style-name="T39"><text:tab/></text:span><text:span text:style-name="T40"></text:span><text:span text:style-name="T41"><text:s/></text:span><text:a xlink:href="mailto:dinholima2002@gmail.com" office:target-frame-name="_top" xlink:show="replace"><text:span text:style-name="T42">dinholima2002@gmail.com</text:span></text:a></text:p>
      <text:p text:style-name="P43"><text:span text:style-name="T44">Perfil</text:span><text:span text:style-name="T45"><text:s/></text:span><text:span text:style-name="T46">Linkedin:</text:span><text:span text:style-name="T47"><text:s/></text:span><text:span text:style-name="T48">https://br.linkedin.com/in/sinvaldo-oliveira-57244b1a4</text:span></text:p>
      <text:p text:style-name="P49"/>
      <text:h text:style-name="P50" text:outline-level="1"><text:bookmark-start text:name="RESUMO_DAS_QUALIFICAÇÕES_(PESSOAIS,_PROF"/><text:bookmark-end text:name="RESUMO_DAS_QUALIFICAÇÕES_(PESSOAIS,_PROF"/><text:span text:style-name="T51">RESUMO</text:span><text:span text:style-name="T52"><text:s/></text:span><text:span text:style-name="T53">DAS</text:span><text:span text:style-name="T54"><text:s/></text:span><text:span text:style-name="T55">QUALIFICAÇÕES</text:span><text:span text:style-name="T56"><text:s/></text:span><text:span text:style-name="T57">(PESSOAIS,</text:span><text:span text:style-name="T58"><text:s/></text:span><text:span text:style-name="T59">PROFISSIONAIS</text:span><text:span text:style-name="T60"><text:s/></text:span><text:span text:style-name="T61">E</text:span><text:span text:style-name="T62"><text:s/></text:span><text:span text:style-name="T63">TÉCNICAS)</text:span></text:h>
      <text:p text:style-name="P64"/>
      <text:list text:style-name="WWNum1">
        <text:list-item>
          <text:p text:style-name="P65"><text:span text:style-name="T66">Experiência</text:span><text:span text:style-name="T67"><text:s/></text:span><text:span text:style-name="T68">Jr.</text:span><text:span text:style-name="T69"><text:s/></text:span><text:span text:style-name="T70">na</text:span><text:span text:style-name="T71"><text:s/></text:span><text:span text:style-name="T72">área</text:span><text:span text:style-name="T73"><text:s/></text:span><text:span text:style-name="T74">de</text:span><text:span text:style-name="T75"><text:s/></text:span><text:span text:style-name="T76">TI,</text:span><text:span text:style-name="T77"><text:s/></text:span><text:span text:style-name="T78">focado</text:span><text:span text:style-name="T79"><text:s/></text:span><text:span text:style-name="T80">em</text:span><text:span text:style-name="T81"><text:s/></text:span><text:span text:style-name="T82">resultados,</text:span><text:span text:style-name="T83"><text:s/></text:span><text:span text:style-name="T84">habilidade</text:span><text:span text:style-name="T85"><text:s/></text:span><text:span text:style-name="T86">no</text:span><text:span text:style-name="T87"><text:s/></text:span><text:span text:style-name="T88">trato</text:span><text:span text:style-name="T89"><text:s/></text:span><text:span text:style-name="T90">com</text:span><text:span text:style-name="T91"><text:s/></text:span><text:span text:style-name="T92">pessoas,</text:span><text:span text:style-name="T93"><text:s/></text:span><text:span text:style-name="T94">ágil,</text:span><text:span text:style-name="T95"><text:s/></text:span><text:span text:style-name="T96">comprometimento na</text:span><text:span text:style-name="T97"><text:s/></text:span><text:span text:style-name="T98">solução</text:span><text:span text:style-name="T99"><text:s/></text:span><text:span text:style-name="T100">Problemas.</text:span></text:p>
        </text:list-item>
        <text:list-item>
          <text:p text:style-name="P101"><text:span text:style-name="T102">Conhecimento</text:span><text:span text:style-name="T103"><text:s/></text:span><text:span text:style-name="T104">em</text:span><text:span text:style-name="T105"><text:s/></text:span><text:span text:style-name="T106">sistema</text:span><text:span text:style-name="T107"><text:s/></text:span><text:span text:style-name="T108">operacional</text:span><text:span text:style-name="T109"><text:s/></text:span><text:span text:style-name="T110">Linux</text:span></text:p>
        </text:list-item>
        <text:list-item>
          <text:p text:style-name="P111"><text:span text:style-name="T112">Conhecimento</text:span><text:span text:style-name="T113"><text:s/></text:span><text:span text:style-name="T114">em</text:span><text:span text:style-name="T115"><text:s/></text:span><text:span text:style-name="T116">sistema</text:span><text:span text:style-name="T117"><text:s/></text:span><text:span text:style-name="T118">operacional</text:span><text:span text:style-name="T119"><text:s/></text:span><text:span text:style-name="T120">Windows</text:span></text:p>
        </text:list-item>
        <text:list-item>
          <text:p text:style-name="P121"><text:span text:style-name="T122">Conhecimento</text:span><text:span text:style-name="T123"><text:s/></text:span><text:span text:style-name="T124">no</text:span><text:span text:style-name="T125"><text:s/></text:span><text:span text:style-name="T126">Pacote</text:span><text:span text:style-name="T127"><text:s/></text:span><text:span text:style-name="T128">Office</text:span></text:p>
        </text:list-item>
        <text:list-item>
          <text:p text:style-name="P129"><text:span text:style-name="T130">L</text:span><text:span text:style-name="T131">i</text:span><text:span text:style-name="T132">n</text:span><text:span text:style-name="T133">g</text:span><text:span text:style-name="T134">u</text:span><text:span text:style-name="T135">a</text:span><text:span text:style-name="T136">g</text:span><text:span text:style-name="T137">e</text:span><text:span text:style-name="T138">n</text:span><text:span text:style-name="T139">s</text:span><text:span text:style-name="T140"><text:s/></text:span><text:span text:style-name="T141">d</text:span><text:span text:style-name="T142">e</text:span><text:span text:style-name="T143"><text:s/></text:span><text:span text:style-name="T144">p</text:span><text:span text:style-name="T145">r</text:span><text:span text:style-name="T146">o</text:span><text:span text:style-name="T147">g</text:span><text:span text:style-name="T148">r</text:span><text:span text:style-name="T149">a</text:span><text:span text:style-name="T150">m</text:span><text:span text:style-name="T151">a</text:span><text:span text:style-name="T152">çã</text:span><text:span text:style-name="T153">o</text:span><text:span text:style-name="T154">:</text:span><text:span text:style-name="T155"><text:s/></text:span><text:span text:style-name="T156">H</text:span><text:span text:style-name="T157">t</text:span><text:span text:style-name="T158">m</text:span><text:span text:style-name="T159">l</text:span><text:span text:style-name="T160">5</text:span><text:span text:style-name="T161">,</text:span><text:span text:style-name="T162"><text:s/></text:span><text:span text:style-name="T163">C</text:span><text:span text:style-name="T164">S</text:span><text:span text:style-name="T165">S</text:span><text:span text:style-name="T166">,<text:s/></text:span><text:span text:style-name="T167">J</text:span><text:span text:style-name="T168">a</text:span><text:span text:style-name="T169">v</text:span><text:span text:style-name="T170">a</text:span><text:span text:style-name="T171">S</text:span><text:span text:style-name="T172">cr</text:span><text:span text:style-name="T173">i</text:span><text:span text:style-name="T174">p</text:span><text:span text:style-name="T175">t</text:span><text:span text:style-name="T176"><text:s/>/ react .NET</text:span></text:p>
        </text:list-item>
        <text:list-item>
          <text:p text:style-name="P177"><text:span text:style-name="T178">Conhecimentos</text:span><text:span text:style-name="T179"><text:s/></text:span><text:span text:style-name="T180">em</text:span><text:span text:style-name="T181"><text:s/></text:span><text:span text:style-name="T182">fluxograma</text:span><text:span text:style-name="T183"><text:s/></text:span><text:span text:style-name="T184">e</text:span><text:span text:style-name="T185"><text:s/></text:span><text:span text:style-name="T186">requisitos</text:span></text:p>
        </text:list-item>
      </text:list>
      <text:p text:style-name="P187"/>
      <text:h text:style-name="P188" text:outline-level="1"><text:bookmark-start text:name="EXPERIÊNCIA_PROFISSIONAL"/><text:bookmark-end text:name="EXPERIÊNCIA_PROFISSIONAL"/><text:span text:style-name="T189">EXPERIÊNCIA</text:span><text:span text:style-name="T190"><text:s/></text:span><text:span text:style-name="T191">PROFISSIONAL</text:span></text:h>
      <text:list text:style-name="WWNum1" text:continue-numbering="true">
        <text:list-item>
          <text:list>
            <text:list-item>
              <text:p text:style-name="P192"><text:span text:style-name="T193">Br Partners Banco de investimento S.A(entrada 10/02/2022; Até o momento)</text:span></text:p>
              <text:list text:continue-numbering="true">
                <text:list-item>
                  <text:p text:style-name="P194"><text:span text:style-name="T195">Dev FullStack</text:span></text:p>
                </text:list-item>
              </text:list>
            </text:list-item>
            <text:list-item>
              <text:p text:style-name="P196"><text:span text:style-name="T197">L</text:span><text:span text:style-name="T198">emon IT Solutions (entrada 10/05/2021;<text:s/></text:span><text:span text:style-name="T199">Saida 10/02/2022</text:span><text:span text:style-name="T200">)</text:span></text:p>
              <text:list text:continue-numbering="true">
                <text:list-item>
                  <text:p text:style-name="P201"><text:span text:style-name="T202">Service Desk</text:span></text:p>
                  <text:list text:continue-numbering="true">
                    <text:list-item>
                      <text:p text:style-name="P203"><text:span text:style-name="T204">Introdução a configuração de<text:s/></text:span><text:span text:style-name="T205">roteadores, impressora e firewall/pfsense;</text:span></text:p>
                    </text:list-item>
                    <text:list-item>
                      <text:p text:style-name="P206"><text:span text:style-name="T207">manutenção</text:span><text:span text:style-name="T208"><text:s/></text:span><text:span text:style-name="T209">e</text:span><text:span text:style-name="T210"><text:s/></text:span><text:span text:style-name="T211">formatação</text:span><text:span text:style-name="T212"><text:s/></text:span><text:span text:style-name="T213">de</text:span><text:span text:style-name="T214"><text:s/></text:span><text:span text:style-name="T215">computadores e servidores;</text:span></text:p>
                    </text:list-item>
                    <text:list-item>
                      <text:p text:style-name="P216"><text:span text:style-name="T217">Configuração de telefonia Voip/Pabx</text:span></text:p>
                    </text:list-item>
                    <text:list-item>
                      <text:p text:style-name="P218"><text:span text:style-name="T219">Suporte</text:span><text:span text:style-name="T220"><text:s/></text:span><text:span text:style-name="T221">Técnico remoto e presencial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text:style-name="WWNum1" text:continue-numbering="true">
        <text:list-item>
          <text:list>
            <text:list-item>
              <text:p text:style-name="P223"><text:span text:style-name="T224">Correios</text:span><text:span text:style-name="T225"><text:s/></text:span><text:span text:style-name="T226">(entrada</text:span><text:span text:style-name="T227"><text:s/></text:span><text:span text:style-name="T228">04/2019;</text:span><text:span text:style-name="T229"><text:s/></text:span><text:span text:style-name="T230">saída</text:span><text:span text:style-name="T231"><text:s/></text:span><text:span text:style-name="T232">04/2020)</text:span></text:p>
              <text:list text:continue-numbering="true">
                <text:list-item>
                  <text:p text:style-name="P233"><text:span text:style-name="T234">Assistente</text:span><text:span text:style-name="T235"><text:s/></text:span><text:span text:style-name="T236">Administrativo<text:s/></text:span><text:span text:style-name="T237"><text:s/></text:span><text:span text:style-name="T238">(Jovem</text:span><text:span text:style-name="T239"><text:s/></text:span><text:span text:style-name="T240">Aprendiz)</text:span></text:p>
                  <text:list text:continue-numbering="true">
                    <text:list-item>
                      <text:p text:style-name="P241"><text:span text:style-name="T242">Controle</text:span><text:span text:style-name="T243"><text:s/></text:span><text:span text:style-name="T244">de</text:span><text:span text:style-name="T245"><text:s/></text:span><text:span text:style-name="T246">frota</text:span><text:span text:style-name="T247"><text:s/></text:span><text:span text:style-name="T248">com</text:span><text:span text:style-name="T249"><text:s/></text:span><text:span text:style-name="T250">impressão</text:span><text:span text:style-name="T251"><text:s/></text:span><text:span text:style-name="T252">e</text:span><text:span text:style-name="T253"><text:s/></text:span><text:span text:style-name="T254">registro</text:span><text:span text:style-name="T255"><text:s/></text:span><text:span text:style-name="T256">diário</text:span><text:span text:style-name="T257"><text:s/></text:span><text:span text:style-name="T258">de</text:span><text:span text:style-name="T259"><text:s/></text:span><text:span text:style-name="T260">veículos</text:span><text:span text:style-name="T261"><text:s/></text:span><text:span text:style-name="T262">e</text:span><text:span text:style-name="T263"><text:s/></text:span><text:span text:style-name="T264">ocorrência</text:span></text:p>
                    </text:list-item>
                    <text:list-item>
                      <text:p text:style-name="P265"><text:span text:style-name="T266">Atualização</text:span><text:span text:style-name="T267"><text:s/></text:span><text:span text:style-name="T268">de</text:span><text:span text:style-name="T269"><text:s/></text:span><text:span text:style-name="T270">dados</text:span></text:p>
                    </text:list-item>
                    <text:list-item>
                      <text:p text:style-name="P271"><text:span text:style-name="T272">Atestado</text:span><text:span text:style-name="T273"><text:s/></text:span><text:span text:style-name="T274">e</text:span><text:span text:style-name="T275"><text:s/></text:span><text:span text:style-name="T276">lançamento</text:span><text:span text:style-name="T277"><text:s/></text:span><text:span text:style-name="T278">de</text:span><text:span text:style-name="T279"><text:s/></text:span><text:span text:style-name="T280">quilometragem</text:span><text:span text:style-name="T281"><text:s/></text:span><text:span text:style-name="T282">no</text:span><text:span text:style-name="T283"><text:s/></text:span><text:span text:style-name="T284">sistema</text:span><text:span text:style-name="T285"><text:s/></text:span><text:span text:style-name="T286">ERP</text:span></text:p>
                    </text:list-item>
                    <text:list-item>
                      <text:p text:style-name="P287"><text:span text:style-name="T288">Atendimento</text:span><text:span text:style-name="T289"><text:s/></text:span><text:span text:style-name="T290">ao</text:span><text:span text:style-name="T291"><text:s/></text:span><text:span text:style-name="T292">público</text:span></text:p>
                    </text:list-item>
                    <text:list-item>
                      <text:p text:style-name="P293"><text:span text:style-name="T294">Controle</text:span><text:span text:style-name="T295"><text:s/></text:span><text:span text:style-name="T296">de</text:span><text:span text:style-name="T297"><text:s/></text:span><text:span text:style-name="T298">cartões</text:span><text:span text:style-name="T299"><text:s/></text:span><text:span text:style-name="T300">de</text:span><text:span text:style-name="T301"><text:s/></text:span><text:span text:style-name="T302">ponto</text:span></text:p>
                    </text:list-item>
                    <text:list-item>
                      <text:p text:style-name="P303"><text:span text:style-name="T304">Emissão</text:span><text:span text:style-name="T305"><text:s/></text:span><text:span text:style-name="T306">de</text:span><text:span text:style-name="T307"><text:s/></text:span><text:span text:style-name="T308">documentos</text:span><text:span text:style-name="T309"><text:s/></text:span><text:span text:style-name="T310">com</text:span><text:span text:style-name="T311"><text:s/></text:span><text:span text:style-name="T312">comprovação</text:span><text:span text:style-name="T313"><text:s/></text:span><text:span text:style-name="T314">de</text:span><text:span text:style-name="T315"><text:s/></text:span><text:span text:style-name="T316">recebimento</text:span></text:p>
                    </text:list-item>
                    <text:list-item>
                      <text:p text:style-name="P317"><text:span text:style-name="T318">Triagem</text:span><text:span text:style-name="T319"><text:s/></text:span><text:span text:style-name="T320">de</text:span><text:span text:style-name="T321"><text:s/></text:span><text:span text:style-name="T322">malotes</text:span></text:p>
                    </text:list-item>
                    <text:list-item>
                      <text:p text:style-name="P323"><text:span text:style-name="T324">Elaboração</text:span><text:span text:style-name="T325"><text:s/></text:span><text:span text:style-name="T326">de</text:span><text:span text:style-name="T327"><text:s/></text:span><text:span text:style-name="T328">planilhas</text:span></text:p>
                    </text:list-item>
                    <text:list-item>
                      <text:p text:style-name="P329"><text:span text:style-name="T330">Rotulagem</text:span></text:p>
                    </text:list-item>
                    <text:list-item>
                      <text:p text:style-name="P331"><text:span text:style-name="T332">Arquivamento</text:span><text:span text:style-name="T333"><text:s/></text:span><text:span text:style-name="T334">de</text:span><text:span text:style-name="T335"><text:s/></text:span><text:span text:style-name="T336">documentos</text:span><text:span text:style-name="T337"><text:s/></text:span><text:span text:style-name="T338">em</text:span><text:span text:style-name="T339"><text:s/></text:span><text:span text:style-name="T340">sistemas</text:span><text:span text:style-name="T341"><text:s/></text:span><text:span text:style-name="T342">ERP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3"/>
      <text:h text:style-name="P344" text:outline-level="1"><text:bookmark-start text:name="REALIZAÇÕES_(brief_summary)"/><text:bookmark-end text:name="REALIZAÇÕES_(brief_summary)"/><text:span text:style-name="T345">REALIZAÇÕES</text:span><text:span text:style-name="T346"><text:s/></text:span><text:span text:style-name="T347">(brief</text:span><text:span text:style-name="T348"><text:s/></text:span><text:span text:style-name="T349">summary)</text:span></text:h>
      <text:list text:style-name="WWNum2">
        <text:list-item>
          <text:p text:style-name="P350"><text:span text:style-name="T351">Melhorar</text:span><text:span text:style-name="T352"><text:s/></text:span><text:span text:style-name="T353">o</text:span><text:span text:style-name="T354"><text:s/></text:span><text:span text:style-name="T355">processo</text:span><text:span text:style-name="T356"><text:s/></text:span><text:span text:style-name="T357">de</text:span><text:span text:style-name="T358"><text:s/></text:span><text:span text:style-name="T359">controles</text:span><text:span text:style-name="T360"><text:s/></text:span><text:span text:style-name="T361">nos</text:span><text:span text:style-name="T362"><text:s/></text:span><text:span text:style-name="T363">Correios</text:span></text:p>
        </text:list-item>
        <text:list-item>
          <text:p text:style-name="P364"><text:span text:style-name="T365">Aprimorar</text:span><text:span text:style-name="T366"><text:s/></text:span><text:span text:style-name="T367">o</text:span><text:span text:style-name="T368"><text:s/></text:span><text:span text:style-name="T369">sistema</text:span><text:span text:style-name="T370"><text:s/></text:span><text:span text:style-name="T371">de</text:span><text:span text:style-name="T372"><text:s/></text:span><text:span text:style-name="T373">atendimento</text:span><text:span text:style-name="T374"><text:s/></text:span><text:span text:style-name="T375">à</text:span><text:span text:style-name="T376"><text:s/></text:span><text:span text:style-name="T377">clientes</text:span></text:p>
        </text:list-item>
      </text:list>
      <text:p text:style-name="P378"/>
      <text:h text:style-name="P379" text:outline-level="1"><text:bookmark-start text:name="FORMAÇÃO_ACADÊMICA"/><text:bookmark-end text:name="FORMAÇÃO_ACADÊMICA"/><text:span text:style-name="T380">FORMAÇÃO</text:span><text:span text:style-name="T381"><text:s/></text:span><text:span text:style-name="T382">ACADÊMICA</text:span></text:h>
      <text:list text:style-name="WWNum2" text:continue-numbering="true">
        <text:list-item>
          <text:p text:style-name="P383"><text:span text:style-name="T384">Superior</text:span><text:span text:style-name="T385"><text:s/></text:span><text:span text:style-name="T386">Análise</text:span><text:span text:style-name="T387"><text:s/></text:span><text:span text:style-name="T388">e</text:span><text:span text:style-name="T389"><text:s/></text:span><text:span text:style-name="T390">Desenvolvimento</text:span><text:span text:style-name="T391"><text:s/></text:span><text:span text:style-name="T392">de</text:span><text:span text:style-name="T393"><text:s/></text:span><text:span text:style-name="T394">Sistemas</text:span><text:span text:style-name="T395"><text:s/></text:span><text:span text:style-name="T396">–</text:span><text:span text:style-name="T397"><text:s/></text:span><text:span text:style-name="T398">Faculdade</text:span><text:span text:style-name="T399"><text:s/></text:span><text:span text:style-name="T400">Cruzeiro</text:span><text:span text:style-name="T401"><text:s/></text:span><text:span text:style-name="T402">Do</text:span><text:span text:style-name="T403"><text:s/></text:span><text:span text:style-name="T404">Sul(4°Semestre)</text:span></text:p>
        </text:list-item>
      </text:list>
      <text:p text:style-name="P405"/>
      <text:h text:style-name="P406" text:outline-level="1"><text:bookmark-start text:name="TREINAMENTOS_COMPLEMENTARES_(brief_summa"/><text:bookmark-end text:name="TREINAMENTOS_COMPLEMENTARES_(brief_summa"/><text:span text:style-name="T407">TREINAMENTOS</text:span><text:span text:style-name="T408"><text:s/></text:span><text:span text:style-name="T409">COMPLEMENTARES COM CERTIFICADO</text:span><text:span text:style-name="T410"><text:s/></text:span><text:span text:style-name="T411">(brief</text:span><text:span text:style-name="T412"><text:s/></text:span><text:span text:style-name="T413">summary)</text:span></text:h>
      <text:list text:style-name="WWNum2" text:continue-numbering="true">
        <text:list-item>
          <text:list>
            <text:list-item>
              <text:p text:style-name="P414"><text:span text:style-name="T415">Assistente</text:span><text:span text:style-name="T416"><text:s/></text:span><text:span text:style-name="T417">Administrativo</text:span><text:span text:style-name="T418"><text:s/></text:span><text:span text:style-name="T419">-</text:span><text:span text:style-name="T420"><text:s/></text:span><text:span text:style-name="T421">400</text:span><text:span text:style-name="T422"><text:s/></text:span><text:span text:style-name="T423">Horas</text:span><text:span text:style-name="T424"><text:s/></text:span><text:span text:style-name="T425">Presencial</text:span><text:span text:style-name="T426"><text:s/></text:span><text:span text:style-name="T427">-</text:span><text:span text:style-name="T428"><text:s/></text:span><text:span text:style-name="T429">SENAI</text:span></text:p>
            </text:list-item>
            <text:list-item>
              <text:p text:style-name="P430"><text:span text:style-name="T431">Saúde</text:span><text:span text:style-name="T432"><text:s/></text:span><text:span text:style-name="T433">e</text:span><text:span text:style-name="T434"><text:s/></text:span><text:span text:style-name="T435">Segurança</text:span><text:span text:style-name="T436"><text:s/></text:span><text:span text:style-name="T437">do</text:span><text:span text:style-name="T438"><text:s/></text:span><text:span text:style-name="T439">trabalho</text:span><text:span text:style-name="T440"><text:s/></text:span><text:span text:style-name="T441">–</text:span><text:span text:style-name="T442"><text:s/></text:span><text:span text:style-name="T443">14</text:span><text:span text:style-name="T444"><text:s/></text:span><text:span text:style-name="T445">Horas</text:span><text:span text:style-name="T446"><text:s/></text:span><text:span text:style-name="T447">-</text:span><text:span text:style-name="T448"><text:s/></text:span><text:span text:style-name="T449">SENAI</text:span></text:p>
            </text:list-item>
            <text:list-item>
              <text:p text:style-name="P450"><text:span text:style-name="T451">Fundamentos</text:span><text:span text:style-name="T452"><text:s/></text:span><text:span text:style-name="T453">de</text:span><text:span text:style-name="T454"><text:s/></text:span><text:span text:style-name="T455">logística</text:span><text:span text:style-name="T456"><text:s/></text:span><text:span text:style-name="T457">–</text:span><text:span text:style-name="T458"><text:s/></text:span><text:span text:style-name="T459">14</text:span><text:span text:style-name="T460"><text:s/></text:span><text:span text:style-name="T461">Horas</text:span><text:span text:style-name="T462"><text:s/></text:span><text:span text:style-name="T463">-</text:span><text:span text:style-name="T464"><text:s/></text:span><text:span text:style-name="T465">SENAI</text:span></text:p>
            </text:list-item>
            <text:list-item>
              <text:p text:style-name="P466"><text:span text:style-name="T467">Tecnologia</text:span><text:span text:style-name="T468"><text:s/></text:span><text:span text:style-name="T469">da</text:span><text:span text:style-name="T470"><text:s/></text:span><text:span text:style-name="T471">informação</text:span><text:span text:style-name="T472"><text:s/></text:span><text:span text:style-name="T473">e</text:span><text:span text:style-name="T474"><text:s/></text:span><text:span text:style-name="T475">comunicação</text:span><text:span text:style-name="T476"><text:s/></text:span><text:span text:style-name="T477">–</text:span><text:span text:style-name="T478"><text:s/></text:span><text:span text:style-name="T479">14</text:span><text:span text:style-name="T480"><text:s/></text:span><text:span text:style-name="T481">Horas</text:span><text:span text:style-name="T482"><text:s/></text:span><text:span text:style-name="T483">–</text:span><text:span text:style-name="T484"><text:s/></text:span><text:span text:style-name="T485">SENAI</text:span></text:p>
            </text:list-item>
            <text:list-item>
              <text:p text:style-name="P486"><text:span text:style-name="T487">curso</text:span><text:span text:style-name="T488"><text:s/></text:span><text:span text:style-name="T489">de</text:span><text:span text:style-name="T490"><text:s/></text:span><text:span text:style-name="T491">photoshop</text:span><text:span text:style-name="T492"><text:s/>-<text:s/></text:span><text:span text:style-name="T493">Saga</text:span></text:p>
            </text:list-item>
            <text:list-item>
              <text:p text:style-name="P494"><text:span text:style-name="T495">HTML5 Avançado – 6 Horas - Fundação Bradesco escola virtual</text:span></text:p>
            </text:list-item>
            <text:list-item>
              <text:p text:style-name="P496"><text:span text:style-name="T497">Introdução a redes de computadores – 15 Horas - Fundação Bradesco escola virtual</text:span></text:p>
            </text:list-item>
            <text:list-item>
              <text:p text:style-name="P498"><text:span text:style-name="T499">Lógica de<text:s/></text:span><text:span text:style-name="T500">programação – 14 Horas – SENAI</text:span></text:p>
            </text:list-item>
            <text:list-item>
              <text:p text:style-name="P501"><text:span text:style-name="T502">Inovando com CSS – 26 Horas - Fundação Bradesco escola virtual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S UI Gothic" svg:font-family="MS UI Gothic" style:font-family-generic="swiss" style:font-pitch="variable" svg:panose-1="2 11 6 0 7 2 5 8 2 4"/>
    <style:font-face style:name="Courier New" svg:font-family="Courier New" style:font-family-generic="modern" style:font-pitch="fixed" svg:panose-1="2 7 3 9 2 2 5 2 4 4"/>
    <style:font-face style:name="Lucida Sans Unicode" svg:font-family="Lucida Sans Unicode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0118in" fo:margin-left="0.0902in">
        <style:tab-stops/>
      </style:paragraph-properties>
      <style:text-properties style:font-name="Trebuchet MS" style:font-name-asian="Trebuchet MS" style:font-name-complex="Trebuchet MS" fo:font-size="11pt" style:font-size-asian="11pt" style:font-size-complex="11pt" fo:language="pt" fo:country="PT" style:language-asian="en" style:country-asian="US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ágrafodaLista" style:display-name="Parágrafo da Lista" style:family="paragraph" style:parent-style-name="Standard">
      <style:paragraph-properties fo:line-height="0.1458in" fo:margin-left="0.5902in" fo:text-indent="-0.25in">
        <style:tab-stops/>
      </style:paragraph-properties>
      <style:text-properties style:font-name="Trebuchet MS" style:font-name-asian="Trebuchet MS" style:font-name-complex="Trebuchet MS" fo:language="pt" fo:country="PT" style:language-asian="en" style:country-asian="US" style:language-complex="ar" style:country-complex="SA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ListLabel1" style:display-name="ListLabel 1" style:family="text">
      <style:text-properties style:font-name-asian="MS UI Gothic" style:font-name-complex="MS UI Gothic" style:text-scale="79%" fo:font-size="10pt" style:font-size-asian="10pt" style:font-size-complex="10pt" fo:language="pt" fo:country="PT" style:language-asian="en" style:country-asian="US" style:language-complex="ar" style:country-complex="SA"/>
    </style:style>
    <style:style style:name="ListLabel2" style:display-name="ListLabel 2" style:family="text">
      <style:text-properties style:font-name-asian="MS UI Gothic" style:font-name-complex="MS UI Gothic" style:text-scale="82%" fo:font-size="9pt" style:font-size-asian="9pt" style:font-size-complex="9pt" fo:language="pt" fo:country="PT" style:language-asian="en" style:country-asian="US" style:language-complex="ar" style:country-complex="SA"/>
    </style:style>
    <style:style style:name="ListLabel3" style:display-name="ListLabel 3" style:family="text">
      <style:text-properties fo:language="pt" fo:country="PT" style:language-asian="en" style:country-asian="US" style:language-complex="ar" style:country-complex="SA"/>
    </style:style>
    <style:style style:name="ListLabel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9" style:display-name="ListLabel 9" style:family="text">
      <style:text-properties fo:language="pt" fo:country="PT" style:language-asian="en" style:country-asian="US" style:language-complex="ar" style:country-complex="SA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0" style:display-name="ListLabel 10" style:family="text">
      <style:text-properties style:font-name-asian="MS UI Gothic" style:font-name-complex="MS UI Gothic" style:text-scale="82%" fo:font-size="10pt" style:font-size-asian="10pt" style:font-size-complex="10pt" fo:language="pt" fo:country="PT" style:language-asian="en" style:country-asian="US" style:language-complex="ar" style:country-complex="SA"/>
    </style:style>
    <style:style style:name="ListLabel11" style:display-name="ListLabel 11" style:family="text">
      <style:text-properties style:font-name-asian="MS UI Gothic" style:font-name-complex="MS UI Gothic" style:text-scale="202%" fo:font-size="9pt" style:font-size-asian="9pt" style:font-size-complex="9pt" fo:language="pt" fo:country="PT" style:language-asian="en" style:country-asian="US" style:language-complex="ar" style:country-complex="SA"/>
    </style:style>
    <style:style style:name="ListLabel12" style:display-name="ListLabel 12" style:family="text">
      <style:text-properties style:font-name-asian="Courier New" style:font-name-complex="Courier New" style:text-scale="100%" fo:font-size="10pt" style:font-size-asian="10pt" style:font-size-complex="10pt" fo:language="pt" fo:country="PT" style:language-asian="en" style:country-asian="US" style:language-complex="ar" style:country-complex="SA"/>
    </style:style>
    <style:style style:name="ListLabel13" style:display-name="ListLabel 13" style:family="text">
      <style:text-properties style:font-name-asian="MS UI Gothic" style:font-name-complex="MS UI Gothic" style:text-scale="171%" fo:font-size="9pt" style:font-size-asian="9pt" style:font-size-complex="9pt" fo:language="pt" fo:country="PT" style:language-asian="en" style:country-asian="US" style:language-complex="ar" style:country-complex="SA"/>
    </style:style>
    <style:style style:name="ListLabel14" style:display-name="ListLabel 14" style:family="text">
      <style:text-properties fo:language="pt" fo:country="PT" style:language-asian="en" style:country-asian="US" style:language-complex="ar" style:country-complex="SA"/>
    </style:style>
    <style:style style:name="ListLabel15" style:display-name="ListLabel 15" style:family="text">
      <style:text-properties fo:language="pt" fo:country="PT" style:language-asian="en" style:country-asian="US" style:language-complex="ar" style:country-complex="SA"/>
    </style:style>
    <style:style style:name="ListLabel16" style:display-name="ListLabel 16" style:family="text">
      <style:text-properties fo:language="pt" fo:country="PT" style:language-asian="en" style:country-asian="US" style:language-complex="ar" style:country-complex="SA"/>
    </style:style>
    <style:style style:name="ListLabel17" style:display-name="ListLabel 17" style:family="text">
      <style:text-properties fo:language="pt" fo:country="PT" style:language-asian="en" style:country-asian="US" style:language-complex="ar" style:country-complex="SA"/>
    </style:style>
    <style:style style:name="ListLabel18" style:display-name="ListLabel 18" style:family="text">
      <style:text-properties fo:language="pt" fo:country="PT" style:language-asian="en" style:country-asian="US" style:language-complex="ar" style:country-complex="SA"/>
    </style:style>
    <style:style style:name="WW_CharLFO1LVL1" style:family="text">
      <style:text-properties style:font-name="MS UI Gothic" style:font-name-asian="MS UI Gothic" style:font-name-complex="MS UI Gothic" style:text-scale="79%" fo:font-size="10pt" style:font-size-asian="10pt" style:font-size-complex="10pt" fo:language="pt" fo:country="PT" style:language-asian="en" style:country-asian="US" style:language-complex="ar" style:country-complex="SA"/>
    </style:style>
    <style:style style:name="WW_CharLFO1LVL2" style:family="text">
      <style:text-properties style:font-name="MS UI Gothic" style:font-name-asian="MS UI Gothic" style:font-name-complex="MS UI Gothic" style:text-scale="82%" fo:font-size="9pt" style:font-size-asian="9pt" style:font-size-complex="9pt" fo:language="pt" fo:country="PT" style:language-asian="en" style:country-asian="US" style:language-complex="ar" style:country-complex="SA"/>
    </style:style>
    <style:style style:name="WW_CharLFO1LVL3" style:family="text">
      <style:text-properties fo:language="pt" fo:country="PT" style:language-asian="en" style:country-asian="US" style:language-complex="ar" style:country-complex="SA"/>
    </style:style>
    <style:style style:name="WW_CharLFO1LVL4" style:family="text">
      <style:text-properties fo:language="pt" fo:country="PT" style:language-asian="en" style:country-asian="US" style:language-complex="ar" style:country-complex="SA"/>
    </style:style>
    <style:style style:name="WW_CharLFO1LVL5" style:family="text">
      <style:text-properties fo:language="pt" fo:country="PT" style:language-asian="en" style:country-asian="US" style:language-complex="ar" style:country-complex="SA"/>
    </style:style>
    <style:style style:name="WW_CharLFO1LVL6" style:family="text">
      <style:text-properties fo:language="pt" fo:country="PT" style:language-asian="en" style:country-asian="US" style:language-complex="ar" style:country-complex="SA"/>
    </style:style>
    <style:style style:name="WW_CharLFO1LVL7" style:family="text">
      <style:text-properties fo:language="pt" fo:country="PT" style:language-asian="en" style:country-asian="US" style:language-complex="ar" style:country-complex="SA"/>
    </style:style>
    <style:style style:name="WW_CharLFO1LVL8" style:family="text">
      <style:text-properties fo:language="pt" fo:country="PT" style:language-asian="en" style:country-asian="US" style:language-complex="ar" style:country-complex="SA"/>
    </style:style>
    <style:style style:name="WW_CharLFO1LVL9" style:family="text">
      <style:text-properties fo:language="pt" fo:country="PT" style:language-asian="en" style:country-asian="US" style:language-complex="ar" style:country-complex="SA"/>
    </style:style>
    <text:list-style style:name="WWNum2" style:display-name="WWNum2">
      <text:list-level-style-bullet text:level="1" text:style-name="WW_CharLFO1LVL1" text:bullet-char="➢">
        <style:list-level-properties text:space-before="0.0902in" text:min-label-width="0.25in" text:list-level-position-and-space-mode="label-alignment">
          <style:list-level-label-alignment text:label-followed-by="listtab" fo:margin-left="0.3402in" fo:text-indent="-0.25in"/>
        </style:list-level-properties>
        <style:text-properties style:font-name="MS UI Gothic"/>
      </text:list-level-style-bullet>
      <text:list-level-style-bullet text:level="2" text:style-name="WW_CharLFO1LVL2" text:bullet-char="✓">
        <style:list-level-properties text:space-before="0.3402in" text:min-label-width="0.25in" text:list-level-position-and-space-mode="label-alignment">
          <style:list-level-label-alignment text:label-followed-by="listtab" fo:margin-left="0.5902in" fo:text-indent="-0.25in"/>
        </style:list-level-properties>
        <style:text-properties style:font-name="MS UI Gothic"/>
      </text:list-level-style-bullet>
      <text:list-level-style-bullet text:level="3" text:style-name="WW_CharLFO1LVL3" text:bullet-char="•">
        <style:list-level-properties text:space-before="1.0583in" text:min-label-width="0.25in" text:list-level-position-and-space-mode="label-alignment">
          <style:list-level-label-alignment text:label-followed-by="listtab" fo:margin-left="1.3083in" fo:text-indent="-0.25in"/>
        </style:list-level-properties>
      </text:list-level-style-bullet>
      <text:list-level-style-bullet text:level="4" text:style-name="WW_CharLFO1LVL4" text:bullet-char="•">
        <style:list-level-properties text:space-before="1.7694in" text:min-label-width="0.25in" text:list-level-position-and-space-mode="label-alignment">
          <style:list-level-label-alignment text:label-followed-by="listtab" fo:margin-left="2.0194in" fo:text-indent="-0.25in"/>
        </style:list-level-properties>
      </text:list-level-style-bullet>
      <text:list-level-style-bullet text:level="5" text:style-name="WW_CharLFO1LVL5" text:bullet-char="•">
        <style:list-level-properties text:space-before="2.4812in" text:min-label-width="0.25in" text:list-level-position-and-space-mode="label-alignment">
          <style:list-level-label-alignment text:label-followed-by="listtab" fo:margin-left="2.7312in" fo:text-indent="-0.25in"/>
        </style:list-level-properties>
      </text:list-level-style-bullet>
      <text:list-level-style-bullet text:level="6" text:style-name="WW_CharLFO1LVL6" text:bullet-char="•">
        <style:list-level-properties text:space-before="3.1923in" text:min-label-width="0.25in" text:list-level-position-and-space-mode="label-alignment">
          <style:list-level-label-alignment text:label-followed-by="listtab" fo:margin-left="3.4423in" fo:text-indent="-0.25in"/>
        </style:list-level-properties>
      </text:list-level-style-bullet>
      <text:list-level-style-bullet text:level="7" text:style-name="WW_CharLFO1LVL7" text:bullet-char="•">
        <style:list-level-properties text:space-before="3.9034in" text:min-label-width="0.25in" text:list-level-position-and-space-mode="label-alignment">
          <style:list-level-label-alignment text:label-followed-by="listtab" fo:margin-left="4.1534in" fo:text-indent="-0.25in"/>
        </style:list-level-properties>
      </text:list-level-style-bullet>
      <text:list-level-style-bullet text:level="8" text:style-name="WW_CharLFO1LVL8" text:bullet-char="•">
        <style:list-level-properties text:space-before="4.6152in" text:min-label-width="0.25in" text:list-level-position-and-space-mode="label-alignment">
          <style:list-level-label-alignment text:label-followed-by="listtab" fo:margin-left="4.8652in" fo:text-indent="-0.25in"/>
        </style:list-level-properties>
      </text:list-level-style-bullet>
      <text:list-level-style-bullet text:level="9" text:style-name="WW_CharLFO1LVL9" text:bullet-char="•">
        <style:list-level-properties text:space-before="5.3263in" text:min-label-width="0.25in" text:list-level-position-and-space-mode="label-alignment">
          <style:list-level-label-alignment text:label-followed-by="listtab" fo:margin-left="5.5763in" fo:text-indent="-0.25in"/>
        </style:list-level-properties>
      </text:list-level-style-bullet>
    </text:list-style>
    <style:style style:name="WW_CharLFO2LVL1" style:family="text">
      <style:text-properties style:font-name="MS UI Gothic" style:font-name-asian="MS UI Gothic" style:font-name-complex="MS UI Gothic" style:text-scale="82%" fo:font-size="10pt" style:font-size-asian="10pt" style:font-size-complex="10pt" fo:language="pt" fo:country="PT" style:language-asian="en" style:country-asian="US" style:language-complex="ar" style:country-complex="SA"/>
    </style:style>
    <style:style style:name="WW_CharLFO2LVL2" style:family="text">
      <style:text-properties style:font-name="MS UI Gothic" style:font-name-asian="MS UI Gothic" style:font-name-complex="MS UI Gothic" style:text-scale="202%" fo:font-size="9pt" style:font-size-asian="9pt" style:font-size-complex="9pt" fo:language="pt" fo:country="PT" style:language-asian="en" style:country-asian="US" style:language-complex="ar" style:country-complex="SA"/>
    </style:style>
    <style:style style:name="WW_CharLFO2LVL3" style:family="text">
      <style:text-properties style:font-name="Courier New" style:font-name-asian="Courier New" style:font-name-complex="Courier New" style:text-scale="100%" fo:font-size="10pt" style:font-size-asian="10pt" style:font-size-complex="10pt" fo:language="pt" fo:country="PT" style:language-asian="en" style:country-asian="US" style:language-complex="ar" style:country-complex="SA"/>
    </style:style>
    <style:style style:name="WW_CharLFO2LVL4" style:family="text">
      <style:text-properties style:font-name="MS UI Gothic" style:font-name-asian="MS UI Gothic" style:font-name-complex="MS UI Gothic" style:text-scale="171%" fo:font-size="9pt" style:font-size-asian="9pt" style:font-size-complex="9pt" fo:language="pt" fo:country="PT" style:language-asian="en" style:country-asian="US" style:language-complex="ar" style:country-complex="SA"/>
    </style:style>
    <style:style style:name="WW_CharLFO2LVL5" style:family="text">
      <style:text-properties fo:language="pt" fo:country="PT" style:language-asian="en" style:country-asian="US" style:language-complex="ar" style:country-complex="SA"/>
    </style:style>
    <style:style style:name="WW_CharLFO2LVL6" style:family="text">
      <style:text-properties fo:language="pt" fo:country="PT" style:language-asian="en" style:country-asian="US" style:language-complex="ar" style:country-complex="SA"/>
    </style:style>
    <style:style style:name="WW_CharLFO2LVL7" style:family="text">
      <style:text-properties fo:language="pt" fo:country="PT" style:language-asian="en" style:country-asian="US" style:language-complex="ar" style:country-complex="SA"/>
    </style:style>
    <style:style style:name="WW_CharLFO2LVL8" style:family="text">
      <style:text-properties fo:language="pt" fo:country="PT" style:language-asian="en" style:country-asian="US" style:language-complex="ar" style:country-complex="SA"/>
    </style:style>
    <style:style style:name="WW_CharLFO2LVL9" style:family="text">
      <style:text-properties fo:language="pt" fo:country="PT" style:language-asian="en" style:country-asian="US" style:language-complex="ar" style:country-complex="SA"/>
    </style:style>
    <text:list-style style:name="WWNum1" style:display-name="WWNum1">
      <text:list-level-style-bullet text:level="1" text:style-name="WW_CharLFO2LVL1" text:bullet-char="✓">
        <style:list-level-properties text:space-before="0.0902in" text:min-label-width="0.25in" text:list-level-position-and-space-mode="label-alignment">
          <style:list-level-label-alignment text:label-followed-by="listtab" fo:margin-left="0.3402in" fo:text-indent="-0.25in"/>
        </style:list-level-properties>
        <style:text-properties style:font-name="MS UI Gothic"/>
      </text:list-level-style-bullet>
      <text:list-level-style-bullet text:level="2" text:style-name="WW_CharLFO2LVL2" text:bullet-char="•">
        <style:list-level-properties text:space-before="0.3402in" text:min-label-width="0.25in" text:list-level-position-and-space-mode="label-alignment">
          <style:list-level-label-alignment text:label-followed-by="listtab" fo:margin-left="0.5902in" fo:text-indent="-0.25in"/>
        </style:list-level-properties>
        <style:text-properties style:font-name="MS UI Gothic"/>
      </text:list-level-style-bullet>
      <text:list-level-style-bullet text:level="3" text:style-name="WW_CharLFO2LVL3" text:bullet-char="o">
        <style:list-level-properties text:space-before="0.8402in" text:min-label-width="0.25in" text:list-level-position-and-space-mode="label-alignment">
          <style:list-level-label-alignment text:label-followed-by="listtab" fo:margin-left="1.0902in" fo:text-indent="-0.25in"/>
        </style:list-level-properties>
        <style:text-properties style:font-name="Courier New"/>
      </text:list-level-style-bullet>
      <text:list-level-style-bullet text:level="4" text:style-name="WW_CharLFO2LVL4" text:bullet-char="▪">
        <style:list-level-properties text:space-before="1.3402in" text:min-label-width="0.25in" text:list-level-position-and-space-mode="label-alignment">
          <style:list-level-label-alignment text:label-followed-by="listtab" fo:margin-left="1.5902in" fo:text-indent="-0.25in"/>
        </style:list-level-properties>
        <style:text-properties style:font-name="MS UI Gothic"/>
      </text:list-level-style-bullet>
      <text:list-level-style-bullet text:level="5" text:style-name="WW_CharLFO2LVL5" text:bullet-char="•">
        <style:list-level-properties text:space-before="2.1187in" text:min-label-width="0.25in" text:list-level-position-and-space-mode="label-alignment">
          <style:list-level-label-alignment text:label-followed-by="listtab" fo:margin-left="2.3687in" fo:text-indent="-0.25in"/>
        </style:list-level-properties>
      </text:list-level-style-bullet>
      <text:list-level-style-bullet text:level="6" text:style-name="WW_CharLFO2LVL6" text:bullet-char="•">
        <style:list-level-properties text:space-before="2.8902in" text:min-label-width="0.25in" text:list-level-position-and-space-mode="label-alignment">
          <style:list-level-label-alignment text:label-followed-by="listtab" fo:margin-left="3.1402in" fo:text-indent="-0.25in"/>
        </style:list-level-properties>
      </text:list-level-style-bullet>
      <text:list-level-style-bullet text:level="7" text:style-name="WW_CharLFO2LVL7" text:bullet-char="•">
        <style:list-level-properties text:space-before="3.6625in" text:min-label-width="0.25in" text:list-level-position-and-space-mode="label-alignment">
          <style:list-level-label-alignment text:label-followed-by="listtab" fo:margin-left="3.9125in" fo:text-indent="-0.25in"/>
        </style:list-level-properties>
      </text:list-level-style-bullet>
      <text:list-level-style-bullet text:level="8" text:style-name="WW_CharLFO2LVL8" text:bullet-char="•">
        <style:list-level-properties text:space-before="4.434in" text:min-label-width="0.25in" text:list-level-position-and-space-mode="label-alignment">
          <style:list-level-label-alignment text:label-followed-by="listtab" fo:margin-left="4.684in" fo:text-indent="-0.25in"/>
        </style:list-level-properties>
      </text:list-level-style-bullet>
      <text:list-level-style-bullet text:level="9" text:style-name="WW_CharLFO2LVL9" text:bullet-char="•">
        <style:list-level-properties text:space-before="5.2055in" text:min-label-width="0.25in" text:list-level-position-and-space-mode="label-alignment">
          <style:list-level-label-alignment text:label-followed-by="listtab" fo:margin-left="5.455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Do dono</meta:initial-creator>
    <dc:creator>Sinvaldo Oliveira</dc:creator>
    <meta:creation-date>2023-03-06T02:16:00Z</meta:creation-date>
    <dc:date>2023-03-06T02:16:00Z</dc:date>
    <meta:template xlink:href="Normal" xlink:type="simple"/>
    <meta:editing-cycles>2</meta:editing-cycles>
    <meta:editing-duration>PT360S</meta:editing-duration>
    <meta:document-statistic meta:page-count="1" meta:paragraph-count="4" meta:word-count="362" meta:character-count="2317" meta:row-count="16" meta:non-whitespace-character-count="1959"/>
  </office:meta>
</office:document-meta>
</file>